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3.948cm"/>
    </style:style>
    <style:style style:name="co15" style:family="table-column">
      <style:table-column-properties fo:break-before="auto" style:column-width="5.973cm"/>
    </style:style>
    <style:style style:name="co16" style:family="table-column">
      <style:table-column-properties fo:break-before="auto" style:column-width="2.369cm"/>
    </style:style>
    <style:style style:name="co17" style:family="table-column">
      <style:table-column-properties fo:break-before="auto" style:column-width="3.212cm"/>
    </style:style>
    <style:style style:name="co18" style:family="table-column">
      <style:table-column-properties fo:break-before="auto" style:column-width="7.442cm"/>
    </style:style>
    <style:style style:name="co19" style:family="table-column">
      <style:table-column-properties fo:break-before="auto" style:column-width="2.15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295cm"/>
    </style:style>
    <style:style style:name="co23" style:family="table-column">
      <style:table-column-properties fo:break-before="auto" style:column-width="3.702cm"/>
    </style:style>
    <style:style style:name="co24" style:family="table-column">
      <style:table-column-properties fo:break-before="auto" style:column-width="2.477cm"/>
    </style:style>
    <style:style style:name="co25" style:family="table-column">
      <style:table-column-properties fo:break-before="auto" style:column-width="3.267cm"/>
    </style:style>
    <style:style style:name="co26" style:family="table-column">
      <style:table-column-properties fo:break-before="auto" style:column-width="3.648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3.512cm"/>
    </style:style>
    <style:style style:name="co29" style:family="table-column">
      <style:table-column-properties fo:break-before="auto" style:column-width="4.574cm"/>
    </style:style>
    <style:style style:name="co30" style:family="table-column">
      <style:table-column-properties fo:break-before="auto" style:column-width="2.785cm"/>
    </style:style>
    <style:style style:name="co31" style:family="table-column">
      <style:table-column-properties fo:break-before="auto" style:column-width="4.166cm"/>
    </style:style>
    <style:style style:name="co32" style:family="table-column">
      <style:table-column-properties fo:break-before="auto" style:column-width="5.064cm"/>
    </style:style>
    <style:style style:name="co33" style:family="table-column">
      <style:table-column-properties fo:break-before="auto" style:column-width="6.073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5.373cm"/>
    </style:style>
    <style:style style:name="co36" style:family="table-column">
      <style:table-column-properties fo:break-before="auto" style:column-width="1.042cm"/>
    </style:style>
    <style:style style:name="co37" style:family="table-column">
      <style:table-column-properties fo:break-before="auto" style:column-width="2.314cm"/>
    </style:style>
    <style:style style:name="co38" style:family="table-column">
      <style:table-column-properties fo:break-before="auto" style:column-width="2.967cm"/>
    </style:style>
    <style:style style:name="co39" style:family="table-column">
      <style:table-column-properties fo:break-before="auto" style:column-width="4.438cm"/>
    </style:style>
    <style:style style:name="co40" style:family="table-column">
      <style:table-column-properties fo:break-before="auto" style:column-width="2.24cm"/>
    </style:style>
    <style:style style:name="co41" style:family="table-column">
      <style:table-column-properties fo:break-before="auto" style:column-width="2.831cm"/>
    </style:style>
    <style:style style:name="co42" style:family="table-column">
      <style:table-column-properties fo:break-before="auto" style:column-width="2.73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#cccccc"/>
    </style:style>
    <style:style style:name="ce9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/>
    <style:style style:name="ce12" style:family="table-cell" style:parent-style-name="Default">
      <style:table-cell-properties fo:background-color="#cccccc"/>
    </style:style>
    <style:style style:name="ce13" style:family="table-cell" style:parent-style-name="Default" style:data-style-name="N104">
      <style:table-cell-properties fo:background-color="#cccccc"/>
    </style:style>
    <style:style style:name="ce14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5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ext-properties fo:color="#999999"/>
    </style:style>
    <style:style style:name="ce17" style:family="table-cell" style:parent-style-name="Default" style:data-style-name="N104">
      <style:table-cell-properties fo:background-color="#cccccc"/>
      <style:text-properties fo:color="#999999"/>
    </style:style>
    <style:style style:name="ce18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ext-properties fo:color="#2a6099"/>
    </style:style>
    <style:style style:name="ce23" style:family="table-cell" style:parent-style-name="Default" style:data-style-name="N104">
      <style:text-properties fo:color="#808080" fo:font-weight="bold" style:font-weight-asian="bold" style:font-weight-complex="bold"/>
    </style:style>
    <style:style style:name="ce24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ext-properties fo:color="#808080"/>
    </style:style>
    <style:style style:name="ce26" style:family="table-cell" style:parent-style-name="Default" style:data-style-name="N104">
      <style:text-properties fo:color="#999999" fo:font-weight="bold" style:font-weight-asian="bold" style:font-weight-complex="bold"/>
    </style:style>
    <style:style style:name="ce27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8" style:family="table-cell" style:parent-style-name="Default" style:data-style-name="N111">
      <style:table-cell-properties fo:background-color="#fff5ce" fo:wrap-option="wrap"/>
      <style:text-properties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cccccc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1"/>
    <style:style style:name="ce31" style:family="table-cell" style:parent-style-name="Default" style:data-style-name="N111">
      <style:table-cell-properties fo:background-color="#cccccc"/>
    </style:style>
    <style:style style:name="ce32" style:family="table-cell" style:parent-style-name="Default" style:data-style-name="N111">
      <style:table-cell-properties fo:background-color="#fff5ce" fo:wrap-option="wrap"/>
      <style:text-properties fo:color="#808080"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6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38" style:family="table-cell" style:parent-style-name="Default" style:data-style-name="N104">
      <style:table-cell-properties fo:background-color="#cccccc"/>
      <style:text-properties fo:color="#808080"/>
    </style:style>
    <style:style style:name="ce39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cccccc"/>
      <style:text-properties fo:color="#2a6099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46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7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48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50" style:family="table-cell" style:parent-style-name="Default">
      <style:table-cell-properties fo:background-color="#cccccc"/>
      <style:text-properties fo:color="#808080"/>
    </style:style>
    <style:style style:name="ce51" style:family="table-cell" style:parent-style-name="Default" style:data-style-name="N111">
      <style:text-properties fo:color="#808080"/>
    </style:style>
    <style:style style:name="ce52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3" style:family="table-cell" style:parent-style-name="Default" style:data-style-name="N111">
      <style:table-cell-properties fo:background-color="#cccccc"/>
      <style:text-properties fo:color="#808080"/>
    </style:style>
    <style:style style:name="ce54" style:family="table-cell" style:parent-style-name="Default">
      <style:text-properties fo:color="#808080"/>
    </style:style>
    <style:style style:name="ce55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56" style:family="table-cell" style:parent-style-name="Default" style:data-style-name="N114">
      <style:table-cell-properties fo:background-color="#cccccc"/>
    </style:style>
    <style:style style:name="ce57" style:family="table-cell" style:parent-style-name="Default" style:data-style-name="N114"/>
    <style:style style:name="ce58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59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#cccccc" fo:wrap-option="wrap"/>
    </style:style>
    <style:style style:name="ce61" style:family="table-cell" style:parent-style-name="Default" style:data-style-name="N118"/>
    <style:style style:name="ce62" style:family="table-cell" style:parent-style-name="Default" style:data-style-name="N116"/>
    <style:style style:name="ce63" style:family="table-cell" style:parent-style-name="Default" style:data-style-name="N117"/>
    <style:style style:name="ce64" style:family="table-cell" style:parent-style-name="Default" style:data-style-name="N3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8" table:default-cell-style-name="ce25"/>
        <table:table-column table:style-name="co9" table:default-cell-style-name="ce25"/>
        <table:table-column table:style-name="co6" table:default-cell-style-name="ce16"/>
        <table:table-column table:style-name="co10" table:default-cell-style-name="ce30"/>
        <table:table-column table:style-name="co11" table:number-columns-repeated="3" table:default-cell-style-name="ce30"/>
        <table:table-column table:style-name="co11" table:number-columns-repeated="10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Date</text:p>
          </table:table-cell>
          <table:table-cell table:style-name="ce9" office:value-type="string" calcext:value-type="string">
            <text:p>Cost per km or unit (original date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18" office:value-type="string" calcext:value-type="string">
            <text:p>Cost per km or unit (normalised to 1900)</text:p>
          </table:table-cell>
          <table:table-cell table:style-name="ce14" office:value-type="string" calcext:value-type="string">
            <text:p>Of which materials</text:p>
          </table:table-cell>
          <table:table-cell table:style-name="ce14" office:value-type="string" calcext:value-type="string">
            <text:p>Of which labour</text:p>
          </table:table-cell>
          <table:table-cell table:style-name="ce14" office:value-type="string" calcext:value-type="string">
            <text:p>Of which forge cost</text:p>
          </table:table-cell>
          <table:table-cell table:style-name="ce28" office:value-type="string" calcext:value-type="string">
            <text:p>SimuCents per km or unit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style-name="ce32" office:value-type="string" calcext:value-type="string">
            <text:p>Of which forge cost</text:p>
          </table:table-cell>
          <table:table-cell table:style-name="ce33" table:number-columns-repeated="1010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3"/>
          <table:table-cell table:style-name="ce19"/>
          <table:table-cell table:style-name="ce15" table:number-columns-repeated="3"/>
          <table:table-cell table:style-name="ce29" table:number-columns-repeated="4"/>
          <table:table-cell table:style-name="ce2" table:number-columns-repeated="1010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0" office:value-type="currency" office:currency="GBP" office:value="5581" calcext:value-type="currency">
            <text:p>£5,581.00</text:p>
          </table:table-cell>
          <table:table-cell table:style-name="ce23" table:number-columns-repeated="2"/>
          <table:table-cell table:style-name="ce26"/>
          <table:table-cell table:formula="of:=[.G3]*[$'Currency conversion'.$H$3]" office:value-type="currency" office:currency="GHC" office:value="4267.38881532442" calcext:value-type="currency">
            <text:p>₵4,267.39</text:p>
          </table:table-cell>
          <table:table-cell table:formula="of:=[.H3]*[$'Currency conversion'.$H$3]" office:value-type="currency" office:currency="GHC" office:value="0" calcext:value-type="currency">
            <text:p>₵0.00</text:p>
          </table:table-cell>
          <table:table-cell table:formula="of:=[.I3]*[$'Currency conversion'.$H$3]" office:value-type="currency" office:currency="GHC" office:value="0" calcext:value-type="currency">
            <text:p>₵0.00</text:p>
          </table:table-cell>
          <table:table-cell table:formula="of:=[.J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0" office:value-type="currency" office:currency="GBP" office:value="17.47" calcext:value-type="currency">
            <text:p>£17.47</text:p>
          </table:table-cell>
          <table:table-cell table:style-name="ce23" table:number-columns-repeated="2"/>
          <table:table-cell table:style-name="ce26"/>
          <table:table-cell table:formula="of:=[.G4]*[$'Currency conversion'.$H$3]" office:value-type="currency" office:currency="GHC" office:value="13.3580509951116" calcext:value-type="currency">
            <text:p>₵13.36</text:p>
          </table:table-cell>
          <table:table-cell table:formula="of:=[.H4]*[$'Currency conversion'.$H$3]" office:value-type="currency" office:currency="GHC" office:value="0" calcext:value-type="currency">
            <text:p>₵0.00</text:p>
          </table:table-cell>
          <table:table-cell table:formula="of:=[.I4]*[$'Currency conversion'.$H$3]" office:value-type="currency" office:currency="GHC" office:value="0" calcext:value-type="currency">
            <text:p>₵0.00</text:p>
          </table:table-cell>
          <table:table-cell table:formula="of:=[.J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0" office:value-type="currency" office:currency="GBP" office:value="98784.66" calcext:value-type="currency">
            <text:p>£98,784.66</text:p>
          </table:table-cell>
          <table:table-cell table:style-name="ce23" table:number-columns-repeated="2"/>
          <table:table-cell table:style-name="ce26"/>
          <table:table-cell table:formula="of:=[.G5]*[$'Currency conversion'.$H$3]" office:value-type="currency" office:currency="GHC" office:value="75533.5160741132" calcext:value-type="currency">
            <text:p>₵75,533.52</text:p>
          </table:table-cell>
          <table:table-cell table:formula="of:=[.H5]*[$'Currency conversion'.$H$3]" office:value-type="currency" office:currency="GHC" office:value="0" calcext:value-type="currency">
            <text:p>₵0.00</text:p>
          </table:table-cell>
          <table:table-cell table:formula="of:=[.I5]*[$'Currency conversion'.$H$3]" office:value-type="currency" office:currency="GHC" office:value="0" calcext:value-type="currency">
            <text:p>₵0.00</text:p>
          </table:table-cell>
          <table:table-cell table:formula="of:=[.J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0" office:value-type="currency" office:currency="GBP" office:value="1498.74" calcext:value-type="currency">
            <text:p>£1,498.74</text:p>
          </table:table-cell>
          <table:table-cell table:style-name="ce23" table:number-columns-repeated="2"/>
          <table:table-cell table:style-name="ce26"/>
          <table:table-cell table:formula="of:=[.G6]*[$'Currency conversion'.$H$3]" office:value-type="currency" office:currency="GHC" office:value="1145.97855457433" calcext:value-type="currency">
            <text:p>₵1,145.98</text:p>
          </table:table-cell>
          <table:table-cell table:formula="of:=[.H6]*[$'Currency conversion'.$H$3]" office:value-type="currency" office:currency="GHC" office:value="0" calcext:value-type="currency">
            <text:p>₵0.00</text:p>
          </table:table-cell>
          <table:table-cell table:formula="of:=[.I6]*[$'Currency conversion'.$H$3]" office:value-type="currency" office:currency="GHC" office:value="0" calcext:value-type="currency">
            <text:p>₵0.00</text:p>
          </table:table-cell>
          <table:table-cell table:formula="of:=[.J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523.31" calcext:value-type="currency">
            <text:p>£1,523.3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7]*[$'Currency conversion'.$H$3]" office:value-type="currency" office:currency="GHC" office:value="0" calcext:value-type="currency">
            <text:p>₵0.00</text:p>
          </table:table-cell>
          <table:table-cell table:formula="of:=[.H7]*[$'Currency conversion'.$H$3]" office:value-type="currency" office:currency="GHC" office:value="1164.76546430243" calcext:value-type="currency">
            <text:p>₵1,164.77</text:p>
          </table:table-cell>
          <table:table-cell table:formula="of:=[.I7]*[$'Currency conversion'.$H$3]" office:value-type="currency" office:currency="GHC" office:value="0" calcext:value-type="currency">
            <text:p>₵0.00</text:p>
          </table:table-cell>
          <table:table-cell table:formula="of:=[.J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416.02" calcext:value-type="currency">
            <text:p>£1,416.02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formula="of:=[.H8]*[$'Currency conversion'.$H$3]" office:value-type="currency" office:currency="GHC" office:value="1082.72852719507" calcext:value-type="currency">
            <text:p>₵1,082.73</text:p>
          </table:table-cell>
          <table:table-cell table:formula="of:=[.I8]*[$'Currency conversion'.$H$3]" office:value-type="currency" office:currency="GHC" office:value="0" calcext:value-type="currency">
            <text:p>₵0.00</text:p>
          </table:table-cell>
          <table:table-cell table:formula="of:=[.J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344.71" calcext:value-type="currency">
            <text:p>£1,344.71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9]*[$'Currency conversion'.$H$3]" office:value-type="currency" office:currency="GHC" office:value="0" calcext:value-type="currency">
            <text:p>₵0.00</text:p>
          </table:table-cell>
          <table:table-cell table:formula="of:=[.H9]*[$'Currency conversion'.$H$3]" office:value-type="currency" office:currency="GHC" office:value="1028.20290518812" calcext:value-type="currency">
            <text:p>₵1,028.20</text:p>
          </table:table-cell>
          <table:table-cell table:formula="of:=[.I9]*[$'Currency conversion'.$H$3]" office:value-type="currency" office:currency="GHC" office:value="0" calcext:value-type="currency">
            <text:p>₵0.00</text:p>
          </table:table-cell>
          <table:table-cell table:formula="of:=[.J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86.2" calcext:value-type="currency">
            <text:p>£1,286.20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formula="of:=[.H10]*[$'Currency conversion'.$H$3]" office:value-type="currency" office:currency="GHC" office:value="983.46452146036" calcext:value-type="currency">
            <text:p>₵983.46</text:p>
          </table:table-cell>
          <table:table-cell table:formula="of:=[.I10]*[$'Currency conversion'.$H$3]" office:value-type="currency" office:currency="GHC" office:value="0" calcext:value-type="currency">
            <text:p>₵0.00</text:p>
          </table:table-cell>
          <table:table-cell table:formula="of:=[.J1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205.56" calcext:value-type="currency">
            <text:p>£1,205.56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1]*[$'Currency conversion'.$H$3]" office:value-type="currency" office:currency="GHC" office:value="0" calcext:value-type="currency">
            <text:p>₵0.00</text:p>
          </table:table-cell>
          <table:table-cell table:formula="of:=[.H11]*[$'Currency conversion'.$H$3]" office:value-type="currency" office:currency="GHC" office:value="921.804920301471" calcext:value-type="currency">
            <text:p>₵921.80</text:p>
          </table:table-cell>
          <table:table-cell table:formula="of:=[.I11]*[$'Currency conversion'.$H$3]" office:value-type="currency" office:currency="GHC" office:value="0" calcext:value-type="currency">
            <text:p>₵0.00</text:p>
          </table:table-cell>
          <table:table-cell table:formula="of:=[.J1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0"/>
          <table:table-cell table:style-name="ce23" office:value-type="currency" office:currency="GBP" office:value="1092.67" calcext:value-type="currency">
            <text:p>£1,092.67</text:p>
          </table:table-cell>
          <table:table-cell table:style-name="ce23" office:value-type="currency" office:currency="GBP" office:value="0" calcext:value-type="currency">
            <text:p>£0.00</text:p>
          </table:table-cell>
          <table:table-cell table:style-name="ce26" office:value-type="currency" office:currency="GBP" office:value="0" calcext:value-type="currency">
            <text:p>£0.00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formula="of:=[.H12]*[$'Currency conversion'.$H$3]" office:value-type="currency" office:currency="GHC" office:value="835.486066446969" calcext:value-type="currency">
            <text:p>₵835.49</text:p>
          </table:table-cell>
          <table:table-cell table:formula="of:=[.I12]*[$'Currency conversion'.$H$3]" office:value-type="currency" office:currency="GHC" office:value="0" calcext:value-type="currency">
            <text:p>₵0.00</text:p>
          </table:table-cell>
          <table:table-cell table:formula="of:=[.J1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0" office:value-type="currency" office:currency="GBP" office:value="2239.68" calcext:value-type="currency">
            <text:p>£2,239.68</text:p>
          </table:table-cell>
          <table:table-cell table:style-name="ce23" table:number-columns-repeated="2"/>
          <table:table-cell table:style-name="ce26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H$3]" office:value-type="currency" office:currency="GHC" office:value="1712.52201790106" calcext:value-type="currency">
            <text:p>₵1,712.52</text:p>
          </table:table-cell>
          <table:table-cell table:formula="of:=[.H13]*[$'Currency conversion'.$H$3]" office:value-type="currency" office:currency="GHC" office:value="0" calcext:value-type="currency">
            <text:p>₵0.00</text:p>
          </table:table-cell>
          <table:table-cell table:formula="of:=[.I13]*[$'Currency conversion'.$H$3]" office:value-type="currency" office:currency="GHC" office:value="0" calcext:value-type="currency">
            <text:p>₵0.00</text:p>
          </table:table-cell>
          <table:table-cell table:formula="of:=[.J13]*[$'Currency conversion'.$H$3]" office:value-type="currency" office:currency="GHC" office:value="720.875976941687" calcext:value-type="currency">
            <text:p>₵720.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0" office:value-type="currency" office:currency="GBP" office:value="1927.36" calcext:value-type="currency">
            <text:p>£1,927.36</text:p>
          </table:table-cell>
          <table:table-cell table:style-name="ce23" table:number-columns-repeated="2"/>
          <table:table-cell table:style-name="ce26"/>
          <table:table-cell table:formula="of:=[.G14]*[$'Currency conversion'.$H$3]" office:value-type="currency" office:currency="GHC" office:value="1473.71340388885" calcext:value-type="currency">
            <text:p>₵1,473.71</text:p>
          </table:table-cell>
          <table:table-cell table:formula="of:=[.H14]*[$'Currency conversion'.$H$3]" office:value-type="currency" office:currency="GHC" office:value="0" calcext:value-type="currency">
            <text:p>₵0.00</text:p>
          </table:table-cell>
          <table:table-cell table:formula="of:=[.I14]*[$'Currency conversion'.$H$3]" office:value-type="currency" office:currency="GHC" office:value="0" calcext:value-type="currency">
            <text:p>₵0.00</text:p>
          </table:table-cell>
          <table:table-cell table:formula="of:=[.J1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0" office:value-type="currency" office:currency="GBP" office:value="1694.74" calcext:value-type="currency">
            <text:p>£1,694.74</text:p>
          </table:table-cell>
          <table:table-cell table:style-name="ce23" table:number-columns-repeated="2"/>
          <table:table-cell table:style-name="ce26" office:value-type="currency" office:currency="GBP" office:value="0" calcext:value-type="currency">
            <text:p>£0.00</text:p>
          </table:table-cell>
          <table:table-cell table:formula="of:=[.G15]*[$'Currency conversion'.$H$3]" office:value-type="currency" office:currency="GHC" office:value="1295.84564072441" calcext:value-type="currency">
            <text:p>₵1,295.85</text:p>
          </table:table-cell>
          <table:table-cell table:formula="of:=[.H15]*[$'Currency conversion'.$H$3]" office:value-type="currency" office:currency="GHC" office:value="0" calcext:value-type="currency">
            <text:p>₵0.00</text:p>
          </table:table-cell>
          <table:table-cell table:formula="of:=[.I15]*[$'Currency conversion'.$H$3]" office:value-type="currency" office:currency="GHC" office:value="0" calcext:value-type="currency">
            <text:p>₵0.00</text:p>
          </table:table-cell>
          <table:table-cell table:formula="of:=[.J1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0" office:value-type="currency" office:currency="GBP" office:value="92418.51" calcext:value-type="currency">
            <text:p>£92,418.51</text:p>
          </table:table-cell>
          <table:table-cell table:style-name="ce23" table:number-columns-repeated="2"/>
          <table:table-cell table:style-name="ce26"/>
          <table:table-cell table:formula="of:=[.G16]*[$'Currency conversion'.$H$3]" office:value-type="currency" office:currency="GHC" office:value="70665.7795919993" calcext:value-type="currency">
            <text:p>₵70,665.78</text:p>
          </table:table-cell>
          <table:table-cell table:formula="of:=[.H16]*[$'Currency conversion'.$H$3]" office:value-type="currency" office:currency="GHC" office:value="0" calcext:value-type="currency">
            <text:p>₵0.00</text:p>
          </table:table-cell>
          <table:table-cell table:formula="of:=[.I16]*[$'Currency conversion'.$H$3]" office:value-type="currency" office:currency="GHC" office:value="0" calcext:value-type="currency">
            <text:p>₵0.00</text:p>
          </table:table-cell>
          <table:table-cell table:formula="of:=[.J1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8"/>
          <table:table-cell table:style-name="ce12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 table:number-columns-repeated="4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0" office:value-type="currency" office:currency="GBP" office:value="189581.33" calcext:value-type="currency">
            <text:p>£189,581.33</text:p>
          </table:table-cell>
          <table:table-cell table:style-name="ce23" table:number-columns-repeated="2"/>
          <table:table-cell table:style-name="ce26"/>
          <table:table-cell table:formula="of:=[.G18]*[$'Currency conversion'.$H$3]" office:value-type="currency" office:currency="GHC" office:value="144959.1914059" calcext:value-type="currency">
            <text:p>₵144,959.19</text:p>
          </table:table-cell>
          <table:table-cell table:formula="of:=[.H18]*[$'Currency conversion'.$H$3]" office:value-type="currency" office:currency="GHC" office:value="0" calcext:value-type="currency">
            <text:p>₵0.00</text:p>
          </table:table-cell>
          <table:table-cell table:formula="of:=[.I18]*[$'Currency conversion'.$H$3]" office:value-type="currency" office:currency="GHC" office:value="0" calcext:value-type="currency">
            <text:p>₵0.00</text:p>
          </table:table-cell>
          <table:table-cell table:formula="of:=[.J1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0" office:value-type="currency" office:currency="GBP" office:value="16390" calcext:value-type="currency">
            <text:p>£16,390.00</text:p>
          </table:table-cell>
          <table:table-cell table:style-name="ce23" table:number-columns-repeated="2"/>
          <table:table-cell table:style-name="ce26"/>
          <table:table-cell table:formula="of:=[.G19]*[$'Currency conversion'.$H$3]" office:value-type="currency" office:currency="GHC" office:value="12532.252765305" calcext:value-type="currency">
            <text:p>₵12,532.25</text:p>
          </table:table-cell>
          <table:table-cell table:formula="of:=[.H19]*[$'Currency conversion'.$H$3]" office:value-type="currency" office:currency="GHC" office:value="0" calcext:value-type="currency">
            <text:p>₵0.00</text:p>
          </table:table-cell>
          <table:table-cell table:formula="of:=[.I19]*[$'Currency conversion'.$H$3]" office:value-type="currency" office:currency="GHC" office:value="0" calcext:value-type="currency">
            <text:p>₵0.00</text:p>
          </table:table-cell>
          <table:table-cell table:formula="of:=[.J1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0" office:value-type="currency" office:currency="GBP" office:value="31260.59" calcext:value-type="currency">
            <text:p>£31,260.59</text:p>
          </table:table-cell>
          <table:table-cell table:style-name="ce23" table:number-columns-repeated="2"/>
          <table:table-cell table:style-name="ce26"/>
          <table:table-cell table:formula="of:=[.G20]*[$'Currency conversion'.$H$3]" office:value-type="currency" office:currency="GHC" office:value="23902.7221154708" calcext:value-type="currency">
            <text:p>₵23,902.72</text:p>
          </table:table-cell>
          <table:table-cell table:formula="of:=[.H20]*[$'Currency conversion'.$H$3]" office:value-type="currency" office:currency="GHC" office:value="0" calcext:value-type="currency">
            <text:p>₵0.00</text:p>
          </table:table-cell>
          <table:table-cell table:formula="of:=[.I20]*[$'Currency conversion'.$H$3]" office:value-type="currency" office:currency="GHC" office:value="0" calcext:value-type="currency">
            <text:p>₵0.00</text:p>
          </table:table-cell>
          <table:table-cell table:formula="of:=[.J2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0" office:value-type="currency" office:currency="GBP" office:value="769928.35" calcext:value-type="currency">
            <text:p>£769,928.35</text:p>
          </table:table-cell>
          <table:table-cell table:style-name="ce23" table:number-columns-repeated="2"/>
          <table:table-cell table:style-name="ce26"/>
          <table:table-cell table:formula="of:=[.G21]*[$'Currency conversion'.$H$3]" office:value-type="currency" office:currency="GHC" office:value="588708.767136926" calcext:value-type="currency">
            <text:p>₵588,708.77</text:p>
          </table:table-cell>
          <table:table-cell table:formula="of:=[.H21]*[$'Currency conversion'.$H$3]" office:value-type="currency" office:currency="GHC" office:value="0" calcext:value-type="currency">
            <text:p>₵0.00</text:p>
          </table:table-cell>
          <table:table-cell table:formula="of:=[.I21]*[$'Currency conversion'.$H$3]" office:value-type="currency" office:currency="GHC" office:value="0" calcext:value-type="currency">
            <text:p>₵0.00</text:p>
          </table:table-cell>
          <table:table-cell table:formula="of:=[.J2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0" office:value-type="currency" office:currency="GBP" office:value="422918.39" calcext:value-type="currency">
            <text:p>£422,918.39</text:p>
          </table:table-cell>
          <table:table-cell table:style-name="ce23" table:number-columns-repeated="2"/>
          <table:table-cell table:style-name="ce26"/>
          <table:table-cell table:formula="of:=[.G23]*[$'Currency conversion'.$H$3]" office:value-type="currency" office:currency="GHC" office:value="323375.238717257" calcext:value-type="currency">
            <text:p>₵323,375.24</text:p>
          </table:table-cell>
          <table:table-cell table:formula="of:=[.H23]*[$'Currency conversion'.$H$3]" office:value-type="currency" office:currency="GHC" office:value="0" calcext:value-type="currency">
            <text:p>₵0.00</text:p>
          </table:table-cell>
          <table:table-cell table:formula="of:=[.I23]*[$'Currency conversion'.$H$3]" office:value-type="currency" office:currency="GHC" office:value="0" calcext:value-type="currency">
            <text:p>₵0.00</text:p>
          </table:table-cell>
          <table:table-cell table:formula="of:=[.J2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0" office:value-type="currency" office:currency="GBP" office:value="10396.93" calcext:value-type="currency">
            <text:p>£10,396.93</text:p>
          </table:table-cell>
          <table:table-cell table:style-name="ce23" table:number-columns-repeated="2"/>
          <table:table-cell table:style-name="ce26"/>
          <table:table-cell table:formula="of:=[.G24]*[$'Currency conversion'.$H$3]" office:value-type="currency" office:currency="GHC" office:value="7949.78369390986" calcext:value-type="currency">
            <text:p>₵7,949.78</text:p>
          </table:table-cell>
          <table:table-cell table:formula="of:=[.H24]*[$'Currency conversion'.$H$3]" office:value-type="currency" office:currency="GHC" office:value="0" calcext:value-type="currency">
            <text:p>₵0.00</text:p>
          </table:table-cell>
          <table:table-cell table:formula="of:=[.I24]*[$'Currency conversion'.$H$3]" office:value-type="currency" office:currency="GHC" office:value="0" calcext:value-type="currency">
            <text:p>₵0.00</text:p>
          </table:table-cell>
          <table:table-cell table:formula="of:=[.J2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0" office:value-type="currency" office:currency="GBP" office:value="66302.26" calcext:value-type="currency">
            <text:p>£66,302.26</text:p>
          </table:table-cell>
          <table:table-cell table:style-name="ce23" table:number-columns-repeated="2"/>
          <table:table-cell table:style-name="ce26"/>
          <table:table-cell table:formula="of:=[.G25]*[$'Currency conversion'.$H$3]" office:value-type="currency" office:currency="GHC" office:value="50696.5638334943" calcext:value-type="currency">
            <text:p>₵50,696.56</text:p>
          </table:table-cell>
          <table:table-cell table:formula="of:=[.H25]*[$'Currency conversion'.$H$3]" office:value-type="currency" office:currency="GHC" office:value="0" calcext:value-type="currency">
            <text:p>₵0.00</text:p>
          </table:table-cell>
          <table:table-cell table:formula="of:=[.I25]*[$'Currency conversion'.$H$3]" office:value-type="currency" office:currency="GHC" office:value="0" calcext:value-type="currency">
            <text:p>₵0.00</text:p>
          </table:table-cell>
          <table:table-cell table:formula="of:=[.J2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0" office:value-type="currency" office:currency="GBP" office:value="1375.92" calcext:value-type="currency">
            <text:p>£1,375.92</text:p>
          </table:table-cell>
          <table:table-cell table:style-name="ce23" table:number-columns-repeated="2"/>
          <table:table-cell table:style-name="ce26"/>
          <table:table-cell table:formula="of:=[.G27]*[$'Currency conversion'.$H$3]" office:value-type="currency" office:currency="GHC" office:value="1052.06694477355" calcext:value-type="currency">
            <text:p>₵1,052.07</text:p>
          </table:table-cell>
          <table:table-cell table:formula="of:=[.H27]*[$'Currency conversion'.$H$3]" office:value-type="currency" office:currency="GHC" office:value="0" calcext:value-type="currency">
            <text:p>₵0.00</text:p>
          </table:table-cell>
          <table:table-cell table:formula="of:=[.I27]*[$'Currency conversion'.$H$3]" office:value-type="currency" office:currency="GHC" office:value="0" calcext:value-type="currency">
            <text:p>₵0.00</text:p>
          </table:table-cell>
          <table:table-cell table:formula="of:=[.J2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0" office:value-type="currency" office:currency="GBP" office:value="6149.66" calcext:value-type="currency">
            <text:p>£6,149.66</text:p>
          </table:table-cell>
          <table:table-cell table:style-name="ce23" table:number-columns-repeated="2"/>
          <table:table-cell table:style-name="ce26"/>
          <table:table-cell table:formula="of:=[.G28]*[$'Currency conversion'.$H$3]" office:value-type="currency" office:currency="GHC" office:value="4702.20216843719" calcext:value-type="currency">
            <text:p>₵4,702.20</text:p>
          </table:table-cell>
          <table:table-cell table:formula="of:=[.H28]*[$'Currency conversion'.$H$3]" office:value-type="currency" office:currency="GHC" office:value="0" calcext:value-type="currency">
            <text:p>₵0.00</text:p>
          </table:table-cell>
          <table:table-cell table:formula="of:=[.I28]*[$'Currency conversion'.$H$3]" office:value-type="currency" office:currency="GHC" office:value="0" calcext:value-type="currency">
            <text:p>₵0.00</text:p>
          </table:table-cell>
          <table:table-cell table:formula="of:=[.J2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0" office:value-type="currency" office:currency="GBP" office:value="3843.72" calcext:value-type="currency">
            <text:p>£3,843.72</text:p>
          </table:table-cell>
          <table:table-cell table:style-name="ce23" table:number-columns-repeated="2"/>
          <table:table-cell table:style-name="ce26"/>
          <table:table-cell table:formula="of:=[.G29]*[$'Currency conversion'.$H$3]" office:value-type="currency" office:currency="GHC" office:value="2939.01589988152" calcext:value-type="currency">
            <text:p>₵2,939.02</text:p>
          </table:table-cell>
          <table:table-cell table:formula="of:=[.H29]*[$'Currency conversion'.$H$3]" office:value-type="currency" office:currency="GHC" office:value="0" calcext:value-type="currency">
            <text:p>₵0.00</text:p>
          </table:table-cell>
          <table:table-cell table:formula="of:=[.I29]*[$'Currency conversion'.$H$3]" office:value-type="currency" office:currency="GHC" office:value="0" calcext:value-type="currency">
            <text:p>₵0.00</text:p>
          </table:table-cell>
          <table:table-cell table:formula="of:=[.J2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0" office:value-type="currency" office:currency="GBP" office:value="2472" calcext:value-type="currency">
            <text:p>£2,472.00</text:p>
          </table:table-cell>
          <table:table-cell table:style-name="ce23" table:number-columns-repeated="2"/>
          <table:table-cell table:style-name="ce26"/>
          <table:table-cell table:formula="of:=[.G30]*[$'Currency conversion'.$H$3]" office:value-type="currency" office:currency="GHC" office:value="1890.16039266833" calcext:value-type="currency">
            <text:p>₵1,890.16</text:p>
          </table:table-cell>
          <table:table-cell table:formula="of:=[.H30]*[$'Currency conversion'.$H$3]" office:value-type="currency" office:currency="GHC" office:value="0" calcext:value-type="currency">
            <text:p>₵0.00</text:p>
          </table:table-cell>
          <table:table-cell table:formula="of:=[.I30]*[$'Currency conversion'.$H$3]" office:value-type="currency" office:currency="GHC" office:value="0" calcext:value-type="currency">
            <text:p>₵0.00</text:p>
          </table:table-cell>
          <table:table-cell table:formula="of:=[.J3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0" office:value-type="currency" office:currency="GBP" office:value="28622.22" calcext:value-type="currency">
            <text:p>£28,622.22</text:p>
          </table:table-cell>
          <table:table-cell table:style-name="ce23" table:number-columns-repeated="2"/>
          <table:table-cell table:style-name="ce26"/>
          <table:table-cell table:formula="of:=[.G32]*[$'Currency conversion'.$H$3]" office:value-type="currency" office:currency="GHC" office:value="21885.3505640127" calcext:value-type="currency">
            <text:p>₵21,885.35</text:p>
          </table:table-cell>
          <table:table-cell table:formula="of:=[.H32]*[$'Currency conversion'.$H$3]" office:value-type="currency" office:currency="GHC" office:value="0" calcext:value-type="currency">
            <text:p>₵0.00</text:p>
          </table:table-cell>
          <table:table-cell table:formula="of:=[.I32]*[$'Currency conversion'.$H$3]" office:value-type="currency" office:currency="GHC" office:value="0" calcext:value-type="currency">
            <text:p>₵0.00</text:p>
          </table:table-cell>
          <table:table-cell table:formula="of:=[.J3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tations/stops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0" office:value-type="currency" office:currency="GBP" office:value="379.59" calcext:value-type="currency">
            <text:p>£379.59</text:p>
          </table:table-cell>
          <table:table-cell table:style-name="ce23" table:number-columns-repeated="2"/>
          <table:table-cell table:style-name="ce26"/>
          <table:table-cell table:formula="of:=[.G34]*[$'Currency conversion'.$H$3]" office:value-type="currency" office:currency="GHC" office:value="290.245138937287" calcext:value-type="currency">
            <text:p>₵290.25</text:p>
          </table:table-cell>
          <table:table-cell table:formula="of:=[.H34]*[$'Currency conversion'.$H$3]" office:value-type="currency" office:currency="GHC" office:value="0" calcext:value-type="currency">
            <text:p>₵0.00</text:p>
          </table:table-cell>
          <table:table-cell table:formula="of:=[.I34]*[$'Currency conversion'.$H$3]" office:value-type="currency" office:currency="GHC" office:value="0" calcext:value-type="currency">
            <text:p>₵0.00</text:p>
          </table:table-cell>
          <table:table-cell table:formula="of:=[.J3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0" office:value-type="currency" office:currency="GBP" office:value="7351.09" calcext:value-type="currency">
            <text:p>£7,351.09</text:p>
          </table:table-cell>
          <table:table-cell table:style-name="ce23" table:number-columns-repeated="2"/>
          <table:table-cell table:style-name="ce26"/>
          <table:table-cell table:formula="of:=[.G35]*[$'Currency conversion'.$H$3]" office:value-type="currency" office:currency="GHC" office:value="5620.84917513764" calcext:value-type="currency">
            <text:p>₵5,620.85</text:p>
          </table:table-cell>
          <table:table-cell table:formula="of:=[.H35]*[$'Currency conversion'.$H$3]" office:value-type="currency" office:currency="GHC" office:value="0" calcext:value-type="currency">
            <text:p>₵0.00</text:p>
          </table:table-cell>
          <table:table-cell table:formula="of:=[.I35]*[$'Currency conversion'.$H$3]" office:value-type="currency" office:currency="GHC" office:value="0" calcext:value-type="currency">
            <text:p>₵0.00</text:p>
          </table:table-cell>
          <table:table-cell table:formula="of:=[.J3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8"/>
          <table:table-cell table:style-name="ce13"/>
          <table:table-cell table:style-name="ce17" table:number-columns-repeated="3"/>
          <table:table-cell table:style-name="ce21"/>
          <table:table-cell table:style-name="ce24" table:number-columns-repeated="2"/>
          <table:table-cell table:style-name="ce27"/>
          <table:table-cell table:style-name="ce31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0" office:value-type="currency" office:currency="GBP" office:value="290.53" calcext:value-type="currency">
            <text:p>£290.53</text:p>
          </table:table-cell>
          <table:table-cell table:style-name="ce23" table:number-columns-repeated="2"/>
          <table:table-cell table:style-name="ce26"/>
          <table:table-cell table:formula="of:=[.G37]*[$'Currency conversion'.$H$3]" office:value-type="currency" office:currency="GHC" office:value="222.147370097868" calcext:value-type="currency">
            <text:p>₵222.15</text:p>
          </table:table-cell>
          <table:table-cell table:formula="of:=[.H37]*[$'Currency conversion'.$H$3]" office:value-type="currency" office:currency="GHC" office:value="0" calcext:value-type="currency">
            <text:p>₵0.00</text:p>
          </table:table-cell>
          <table:table-cell table:formula="of:=[.I37]*[$'Currency conversion'.$H$3]" office:value-type="currency" office:currency="GHC" office:value="0" calcext:value-type="currency">
            <text:p>₵0.00</text:p>
          </table:table-cell>
          <table:table-cell table:formula="of:=[.J3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0" office:value-type="currency" office:currency="GBP" office:value="394.28" calcext:value-type="currency">
            <text:p>£394.28</text:p>
          </table:table-cell>
          <table:table-cell table:style-name="ce23" table:number-columns-repeated="2"/>
          <table:table-cell table:style-name="ce26"/>
          <table:table-cell table:formula="of:=[.G38]*[$'Currency conversion'.$H$3]" office:value-type="currency" office:currency="GHC" office:value="301.477524118637" calcext:value-type="currency">
            <text:p>₵301.48</text:p>
          </table:table-cell>
          <table:table-cell table:formula="of:=[.H38]*[$'Currency conversion'.$H$3]" office:value-type="currency" office:currency="GHC" office:value="0" calcext:value-type="currency">
            <text:p>₵0.00</text:p>
          </table:table-cell>
          <table:table-cell table:formula="of:=[.I38]*[$'Currency conversion'.$H$3]" office:value-type="currency" office:currency="GHC" office:value="0" calcext:value-type="currency">
            <text:p>₵0.00</text:p>
          </table:table-cell>
          <table:table-cell table:formula="of:=[.J3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0" office:value-type="currency" office:currency="GBP" office:value="96.84" calcext:value-type="currency">
            <text:p>£96.84</text:p>
          </table:table-cell>
          <table:table-cell table:style-name="ce23" table:number-columns-repeated="2"/>
          <table:table-cell table:style-name="ce26"/>
          <table:table-cell table:formula="of:=[.G39]*[$'Currency conversion'.$H$3]" office:value-type="currency" office:currency="GHC" office:value="74.0465746059876" calcext:value-type="currency">
            <text:p>₵74.05</text:p>
          </table:table-cell>
          <table:table-cell table:formula="of:=[.H39]*[$'Currency conversion'.$H$3]" office:value-type="currency" office:currency="GHC" office:value="0" calcext:value-type="currency">
            <text:p>₵0.00</text:p>
          </table:table-cell>
          <table:table-cell table:formula="of:=[.I39]*[$'Currency conversion'.$H$3]" office:value-type="currency" office:currency="GHC" office:value="0" calcext:value-type="currency">
            <text:p>₵0.00</text:p>
          </table:table-cell>
          <table:table-cell table:formula="of:=[.J3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2" table:default-cell-style-name="Default"/>
        <table:table-column table:style-name="co2" table:default-cell-style-name="Default"/>
        <table:table-column table:style-name="co13" table:default-cell-style-name="ce11"/>
        <table:table-column table:style-name="co11" table:default-cell-style-name="Default"/>
        <table:table-column table:style-name="co11" table:default-cell-style-name="ce25"/>
        <table:table-column table:style-name="co14" table:default-cell-style-name="ce22"/>
        <table:table-column table:style-name="co11" table:default-cell-style-name="Default"/>
        <table:table-column table:style-name="co11" table:default-cell-style-name="ce25"/>
        <table:table-column table:style-name="co11" table:number-columns-repeated="3" table:default-cell-style-name="ce30"/>
        <table:table-column table:style-name="co11" table:number-columns-repeated="1013" table:default-cell-style-name="Default"/>
        <table:table-row table:style-name="ro1">
          <table:table-cell table:style-name="ce34" office:value-type="string" calcext:value-type="string">
            <text:p>Type</text:p>
          </table:table-cell>
          <table:table-cell table:style-name="ce35" office:value-type="string" calcext:value-type="string">
            <text:p>Date</text:p>
          </table:table-cell>
          <table:table-cell table:style-name="ce36" office:value-type="string" calcext:value-type="string">
            <text:p>Cost (per km) per year (original date)</text:p>
          </table:table-cell>
          <table:table-cell table:style-name="ce37" office:value-type="string" calcext:value-type="string">
            <text:p>Of which materials</text:p>
          </table:table-cell>
          <table:table-cell table:style-name="ce37" office:value-type="string" calcext:value-type="string">
            <text:p>Of which labour</text:p>
          </table:table-cell>
          <table:table-cell table:style-name="ce39" office:value-type="string" calcext:value-type="string">
            <text:p>Cost (per km) per year (normalised to 1900)</text:p>
          </table:table-cell>
          <table:table-cell table:style-name="ce37" office:value-type="string" calcext:value-type="string">
            <text:p>Of which materials</text:p>
          </table:table-cell>
          <table:table-cell table:style-name="ce37" office:value-type="string" calcext:value-type="string">
            <text:p>Of which labour</text:p>
          </table:table-cell>
          <table:table-cell table:style-name="ce28" office:value-type="string" calcext:value-type="string">
            <text:p>SimuCents</text:p>
          </table:table-cell>
          <table:table-cell table:style-name="ce32" office:value-type="string" calcext:value-type="string">
            <text:p>Of which materials</text:p>
          </table:table-cell>
          <table:table-cell table:style-name="ce32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Ways</text:p>
          </table:table-cell>
          <table:table-cell table:style-name="ce6"/>
          <table:table-cell table:style-name="ce10"/>
          <table:table-cell table:style-name="ce15" table:number-columns-repeated="2"/>
          <table:table-cell table:style-name="ce19"/>
          <table:table-cell table:style-name="ce15" table:number-columns-repeated="2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table:style-name="ce7" office:value-type="float" office:value="1946" calcext:value-type="float">
            <text:p>1946</text:p>
          </table:table-cell>
          <table:table-cell/>
          <table:table-cell table:style-name="ce16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5"/>
          <table:table-cell office:value-type="currency" office:currency="GBP" office:value="124.58" calcext:value-type="currency">
            <text:p>£124.58</text:p>
          </table:table-cell>
          <table:table-cell table:formula="of:=[.F3]*[$'Currency conversion'.$H$3]" office:value-type="currency" office:currency="GHC" office:value="0" calcext:value-type="currency">
            <text:p>₵0.00</text:p>
          </table:table-cell>
          <table:table-cell table:formula="of:=[.G3]*[$'Currency conversion'.$H$3]" office:value-type="currency" office:currency="GHC" office:value="0" calcext:value-type="currency">
            <text:p>₵0.00</text:p>
          </table:table-cell>
          <table:table-cell table:formula="of:=[.H3]*[$'Currency conversion'.$H$3]" office:value-type="currency" office:currency="GHC" office:value="95.257355064167" calcext:value-type="currency">
            <text:p>₵95.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H$3]" office:value-type="currency" office:currency="GHC" office:value="207.206539162294" calcext:value-type="currency">
            <text:p>₵207.21</text:p>
          </table:table-cell>
          <table:table-cell table:formula="of:=[.G4]*[$'Currency conversion'.$H$3]" office:value-type="currency" office:currency="GHC" office:value="0" calcext:value-type="currency">
            <text:p>₵0.00</text:p>
          </table:table-cell>
          <table:table-cell table:formula="of:=[.H4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H$3]" office:value-type="currency" office:currency="GHC" office:value="185.192899314025" calcext:value-type="currency">
            <text:p>₵185.19</text:p>
          </table:table-cell>
          <table:table-cell table:formula="of:=[.G5]*[$'Currency conversion'.$H$3]" office:value-type="currency" office:currency="GHC" office:value="0" calcext:value-type="currency">
            <text:p>₵0.00</text:p>
          </table:table-cell>
          <table:table-cell table:formula="of:=[.H5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H$3]" office:value-type="currency" office:currency="GHC" office:value="123.265678358439" calcext:value-type="currency">
            <text:p>₵123.27</text:p>
          </table:table-cell>
          <table:table-cell table:formula="of:=[.G6]*[$'Currency conversion'.$H$3]" office:value-type="currency" office:currency="GHC" office:value="0" calcext:value-type="currency">
            <text:p>₵0.00</text:p>
          </table:table-cell>
          <table:table-cell table:formula="of:=[.H6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Bridges</text:p>
          </table:table-cell>
          <table:table-cell table:style-name="ce12"/>
          <table:table-cell table:style-name="ce13"/>
          <table:table-cell table:style-name="ce12"/>
          <table:table-cell table:style-name="ce38"/>
          <table:table-cell table:style-name="ce40"/>
          <table:table-cell table:style-name="ce12"/>
          <table:table-cell table:style-name="ce38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H$3]" office:value-type="currency" office:currency="GHC" office:value="401.903764399" calcext:value-type="currency">
            <text:p>₵401.9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formula="of:=[.H8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Depots</text:p>
          </table:table-cell>
          <table:table-cell table:style-name="ce12"/>
          <table:table-cell table:style-name="ce13"/>
          <table:table-cell table:style-name="ce12"/>
          <table:table-cell table:style-name="ce38"/>
          <table:table-cell table:style-name="ce40"/>
          <table:table-cell table:style-name="ce12"/>
          <table:table-cell table:style-name="ce38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H$3]" office:value-type="currency" office:currency="GHC" office:value="2542.61745701457" calcext:value-type="currency">
            <text:p>₵2,542.62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formula="of:=[.H10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ignalling</text:p>
          </table:table-cell>
          <table:table-cell table:style-name="ce12"/>
          <table:table-cell table:style-name="ce13"/>
          <table:table-cell table:style-name="ce12"/>
          <table:table-cell table:style-name="ce38"/>
          <table:table-cell table:style-name="ce40"/>
          <table:table-cell table:style-name="ce12"/>
          <table:table-cell table:style-name="ce38"/>
          <table:table-cell table:style-name="ce31" table:number-columns-repeated="3"/>
          <table:table-cell table:style-name="ce12" table:number-columns-repeated="1013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H$3]" office:value-type="currency" office:currency="GHC" office:value="13.6103782319969" calcext:value-type="currency">
            <text:p>₵13.61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formula="of:=[.H12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formula="of:=[.F13]*[$'Currency conversion'.$H$3]" office:value-type="currency" office:currency="GHC" office:value="0" calcext:value-type="currency">
            <text:p>₵0.00</text:p>
          </table:table-cell>
          <table:table-cell table:formula="of:=[.G13]*[$'Currency conversion'.$H$3]" office:value-type="currency" office:currency="GHC" office:value="0" calcext:value-type="currency">
            <text:p>₵0.00</text:p>
          </table:table-cell>
          <table:table-cell table:formula="of:=[.H13]*[$'Currency conversion'.$H$3]" office:value-type="currency" office:currency="GHC" office:value="108.38601766211" calcext:value-type="currency">
            <text:p>₵108.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formula="of:=[.F14]*[$'Currency conversion'.$H$3]" office:value-type="currency" office:currency="GHC" office:value="0" calcext:value-type="currency">
            <text:p>₵0.00</text:p>
          </table:table-cell>
          <table:table-cell table:formula="of:=[.G14]*[$'Currency conversion'.$H$3]" office:value-type="currency" office:currency="GHC" office:value="0" calcext:value-type="currency">
            <text:p>₵0.00</text:p>
          </table:table-cell>
          <table:table-cell table:formula="of:=[.H14]*[$'Currency conversion'.$H$3]" office:value-type="currency" office:currency="GHC" office:value="162.575203353212" calcext:value-type="currency">
            <text:p>₵162.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formula="of:=[.F15]*[$'Currency conversion'.$H$3]" office:value-type="currency" office:currency="GHC" office:value="0" calcext:value-type="currency">
            <text:p>₵0.00</text:p>
          </table:table-cell>
          <table:table-cell table:formula="of:=[.G15]*[$'Currency conversion'.$H$3]" office:value-type="currency" office:currency="GHC" office:value="0" calcext:value-type="currency">
            <text:p>₵0.00</text:p>
          </table:table-cell>
          <table:table-cell table:formula="of:=[.H15]*[$'Currency conversion'.$H$3]" office:value-type="currency" office:currency="GHC" office:value="379.347238677433" calcext:value-type="currency">
            <text:p>₵379.35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15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7" table:default-cell-style-name="Default"/>
        <table:table-column table:style-name="co11" table:default-cell-style-name="ce44"/>
        <table:table-column table:style-name="co11" table:number-columns-repeated="1018" table:default-cell-style-name="Default"/>
        <table:table-row table:style-name="ro1">
          <table:table-cell table:style-name="ce2"/>
          <table:table-cell table:style-name="ce2" office:value-type="string" calcext:value-type="string">
            <text:p>Active hours per day</text:p>
          </table:table-cell>
          <table:table-cell table:style-name="ce2" office:value-type="string" calcext:value-type="string">
            <text:p>Days per year</text:p>
          </table:table-cell>
          <table:table-cell table:style-name="ce2" office:value-type="string" calcext:value-type="string">
            <text:p>Hours per month</text:p>
          </table:table-cell>
          <table:table-cell table:style-name="ce2" office:value-type="string" calcext:value-type="string">
            <text:p>Months per year</text:p>
          </table:table-cell>
          <table:table-cell table:style-name="ce43" office:value-type="string" calcext:value-type="string">
            <text:p>Active hours per year</text:p>
          </table:table-cell>
          <table:table-cell table:style-name="ce33" table:number-columns-repeated="1018"/>
        </table:table-row>
        <table:table-row table:style-name="ro2">
          <table:table-cell table:style-name="ce41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41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2" office:value-type="string" calcext:value-type="string">
            <text:p>Maintenance to capital ratio</text:p>
          </table:table-cell>
          <table:table-cell table:style-name="ce45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2" office:value-type="string" calcext:value-type="string">
            <text:p>Capital to maintenance ratio</text:p>
          </table:table-cell>
          <table:table-cell table:style-name="ce45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6" table:default-cell-style-name="ce30"/>
        <table:table-column table:style-name="co22" table:default-cell-style-name="ce30"/>
        <table:table-column table:style-name="co16" table:default-cell-style-name="ce30"/>
        <table:table-column table:style-name="co23" table:default-cell-style-name="Default"/>
        <table:table-column table:style-name="co24" table:default-cell-style-name="Default"/>
        <table:table-column table:style-name="co25" table:default-cell-style-name="ce54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1" table:number-columns-repeated="1010" table:default-cell-style-name="Default"/>
        <table:table-row table:style-name="ro3">
          <table:table-cell table:style-name="ce1" office:value-type="string" calcext:value-type="string">
            <text:p>Type</text:p>
          </table:table-cell>
          <table:table-cell table:style-name="ce46" office:value-type="string" calcext:value-type="string">
            <text:p>Cost per km (.dat file and game)</text:p>
          </table:table-cell>
          <table:table-cell table:style-name="ce46" office:value-type="string" calcext:value-type="string">
            <text:p>Applicable forge cost (simuconf.tab)</text:p>
          </table:table-cell>
          <table:table-cell table:style-name="ce46" office:value-type="string" calcext:value-type="string">
            <text:p>Applicable forge cost (in game)</text:p>
          </table:table-cell>
          <table:table-cell table:style-name="ce46" office:value-type="string" calcext:value-type="string">
            <text:p>Land cost per tile in game</text:p>
          </table:table-cell>
          <table:table-cell table:style-name="ce46" office:value-type="string" calcext:value-type="string">
            <text:p>Total capital cost in game per km</text:p>
          </table:table-cell>
          <table:table-cell table:style-name="ce48" office:value-type="string" calcext:value-type="string">
            <text:p>Maintenance in .dat file</text:p>
          </table:table-cell>
          <table:table-cell table:style-name="ce34" office:value-type="string" calcext:value-type="string">
            <text:p>Maintenance per km per month in game</text:p>
          </table:table-cell>
          <table:table-cell table:style-name="ce34" office:value-type="string" calcext:value-type="string">
            <text:p>Annualised maintenance</text:p>
          </table:table-cell>
          <table:table-cell table:style-name="ce49" office:value-type="string" calcext:value-type="string">
            <text:p>Capital equivalent (annual)</text:p>
          </table:table-cell>
          <table:table-cell table:style-name="ce55" office:value-type="string" calcext:value-type="string">
            <text:p>Capital to annual maintenance ratio</text:p>
          </table:table-cell>
          <table:table-cell table:style-name="ce55" office:value-type="string" calcext:value-type="string">
            <text:p>Capital to annual maintenance ratio (excl. forge)</text:p>
          </table:table-cell>
          <table:table-cell table:style-name="ce55" office:value-type="string" calcext:value-type="string">
            <text:p>Capital to annual maintenance ratio (capital equivalent)</text:p>
          </table:table-cell>
          <table:table-cell table:style-name="ce55" office:value-type="string" calcext:value-type="string">
            <text:p>Capital to annual maintenance ratio (capital equivalent, excl. forge)</text:p>
          </table:table-cell>
          <table:table-cell table:style-name="ce59" table:number-columns-repeated="1010"/>
        </table:table-row>
        <table:table-row table:style-name="ro2">
          <table:table-cell table:style-name="ce3" office:value-type="string" calcext:value-type="string">
            <text:p>Rail</text:p>
          </table:table-cell>
          <table:table-cell table:style-name="ce31" table:number-columns-repeated="6"/>
          <table:table-cell table:style-name="ce12" table:number-columns-repeated="2"/>
          <table:table-cell table:style-name="ce50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style-name="ce30" table:formula="of:=[.G3]*2" office:value-type="currency" office:currency="GHC" office:value="8" calcext:value-type="currency">
            <text:p>₵8.00</text:p>
          </table:table-cell>
          <table:table-cell table:style-name="ce30" table:formula="of:=[.H3]*12" office:value-type="currency" office:currency="GHC" office:value="96" calcext:value-type="currency">
            <text:p>₵96.00</text:p>
          </table:table-cell>
          <table:table-cell table:style-name="ce51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30" table:formula="of:=[.G4]*2" office:value-type="currency" office:currency="GHC" office:value="12" calcext:value-type="currency">
            <text:p>₵12.00</text:p>
          </table:table-cell>
          <table:table-cell table:style-name="ce30" table:formula="of:=[.H4]*12" office:value-type="currency" office:currency="GHC" office:value="144" calcext:value-type="currency">
            <text:p>₵144.00</text:p>
          </table:table-cell>
          <table:table-cell table:style-name="ce51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style-name="ce30" table:formula="of:=[.G5]*2" office:value-type="currency" office:currency="GHC" office:value="15.1" calcext:value-type="currency">
            <text:p>₵15.10</text:p>
          </table:table-cell>
          <table:table-cell table:style-name="ce30" table:formula="of:=[.H5]*12" office:value-type="currency" office:currency="GHC" office:value="181.2" calcext:value-type="currency">
            <text:p>₵181.20</text:p>
          </table:table-cell>
          <table:table-cell table:style-name="ce51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style-name="ce30" table:formula="of:=[.G6]*2" office:value-type="currency" office:currency="GHC" office:value="15.3" calcext:value-type="currency">
            <text:p>₵15.30</text:p>
          </table:table-cell>
          <table:table-cell table:style-name="ce30" table:formula="of:=[.H6]*12" office:value-type="currency" office:currency="GHC" office:value="183.6" calcext:value-type="currency">
            <text:p>₵183.60</text:p>
          </table:table-cell>
          <table:table-cell table:style-name="ce51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style-name="ce30" table:formula="of:=[.G7]*2" office:value-type="currency" office:currency="GHC" office:value="15" calcext:value-type="currency">
            <text:p>₵15.00</text:p>
          </table:table-cell>
          <table:table-cell table:style-name="ce30" table:formula="of:=[.H7]*12" office:value-type="currency" office:currency="GHC" office:value="180" calcext:value-type="currency">
            <text:p>₵180.00</text:p>
          </table:table-cell>
          <table:table-cell table:style-name="ce51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style-name="ce30" table:formula="of:=[.G8]*2" office:value-type="currency" office:currency="GHC" office:value="7.5" calcext:value-type="currency">
            <text:p>₵7.50</text:p>
          </table:table-cell>
          <table:table-cell table:style-name="ce30" table:formula="of:=[.H8]*12" office:value-type="currency" office:currency="GHC" office:value="90" calcext:value-type="currency">
            <text:p>₵90.00</text:p>
          </table:table-cell>
          <table:table-cell table:style-name="ce51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style-name="ce30" table:formula="of:=[.G9]*2" office:value-type="currency" office:currency="GHC" office:value="14.5" calcext:value-type="currency">
            <text:p>₵14.50</text:p>
          </table:table-cell>
          <table:table-cell table:style-name="ce30" table:formula="of:=[.H9]*12" office:value-type="currency" office:currency="GHC" office:value="174" calcext:value-type="currency">
            <text:p>₵174.00</text:p>
          </table:table-cell>
          <table:table-cell table:style-name="ce51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style-name="ce30" table:formula="of:=[.G10]*2" office:value-type="currency" office:currency="GHC" office:value="14" calcext:value-type="currency">
            <text:p>₵14.00</text:p>
          </table:table-cell>
          <table:table-cell table:style-name="ce30" table:formula="of:=[.H10]*12" office:value-type="currency" office:currency="GHC" office:value="168" calcext:value-type="currency">
            <text:p>₵168.00</text:p>
          </table:table-cell>
          <table:table-cell table:style-name="ce51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style-name="ce30" table:formula="of:=[.G11]*2" office:value-type="currency" office:currency="GHC" office:value="13" calcext:value-type="currency">
            <text:p>₵13.00</text:p>
          </table:table-cell>
          <table:table-cell table:style-name="ce30" table:formula="of:=[.H11]*12" office:value-type="currency" office:currency="GHC" office:value="156" calcext:value-type="currency">
            <text:p>₵156.00</text:p>
          </table:table-cell>
          <table:table-cell table:style-name="ce51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style-name="ce30" table:formula="of:=[.G12]*2" office:value-type="currency" office:currency="GHC" office:value="7.2" calcext:value-type="currency">
            <text:p>₵7.20</text:p>
          </table:table-cell>
          <table:table-cell table:style-name="ce30" table:formula="of:=[.H12]*12" office:value-type="currency" office:currency="GHC" office:value="86.4" calcext:value-type="currency">
            <text:p>₵86.40</text:p>
          </table:table-cell>
          <table:table-cell table:style-name="ce51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style-name="ce30" table:formula="of:=[.G13]*2" office:value-type="currency" office:currency="GHC" office:value="12.2" calcext:value-type="currency">
            <text:p>₵12.20</text:p>
          </table:table-cell>
          <table:table-cell table:style-name="ce30" table:formula="of:=[.H13]*12" office:value-type="currency" office:currency="GHC" office:value="146.4" calcext:value-type="currency">
            <text:p>₵146.40</text:p>
          </table:table-cell>
          <table:table-cell table:style-name="ce51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style-name="ce30" table:formula="of:=[.G14]*2" office:value-type="currency" office:currency="GHC" office:value="11.5" calcext:value-type="currency">
            <text:p>₵11.50</text:p>
          </table:table-cell>
          <table:table-cell table:style-name="ce30" table:formula="of:=[.H14]*12" office:value-type="currency" office:currency="GHC" office:value="138" calcext:value-type="currency">
            <text:p>₵138.00</text:p>
          </table:table-cell>
          <table:table-cell table:style-name="ce51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style-name="ce30" table:formula="of:=[.G15]*2" office:value-type="currency" office:currency="GHC" office:value="11" calcext:value-type="currency">
            <text:p>₵11.00</text:p>
          </table:table-cell>
          <table:table-cell table:style-name="ce30" table:formula="of:=[.H15]*12" office:value-type="currency" office:currency="GHC" office:value="132" calcext:value-type="currency">
            <text:p>₵132.00</text:p>
          </table:table-cell>
          <table:table-cell table:style-name="ce51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style-name="ce30" table:formula="of:=[.G16]*2" office:value-type="currency" office:currency="GHC" office:value="10" calcext:value-type="currency">
            <text:p>₵10.00</text:p>
          </table:table-cell>
          <table:table-cell table:style-name="ce30" table:formula="of:=[.H16]*12" office:value-type="currency" office:currency="GHC" office:value="120" calcext:value-type="currency">
            <text:p>₵120.00</text:p>
          </table:table-cell>
          <table:table-cell table:style-name="ce51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style-name="ce30" table:formula="of:=[.G17]*2" office:value-type="currency" office:currency="GHC" office:value="9" calcext:value-type="currency">
            <text:p>₵9.00</text:p>
          </table:table-cell>
          <table:table-cell table:style-name="ce30" table:formula="of:=[.H17]*12" office:value-type="currency" office:currency="GHC" office:value="108" calcext:value-type="currency">
            <text:p>₵108.00</text:p>
          </table:table-cell>
          <table:table-cell table:style-name="ce51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style-name="ce30" table:formula="of:=[.G18]*2" office:value-type="currency" office:currency="GHC" office:value="4" calcext:value-type="currency">
            <text:p>₵4.00</text:p>
          </table:table-cell>
          <table:table-cell table:style-name="ce30" table:formula="of:=[.H18]*12" office:value-type="currency" office:currency="GHC" office:value="48" calcext:value-type="currency">
            <text:p>₵48.00</text:p>
          </table:table-cell>
          <table:table-cell table:style-name="ce51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style-name="ce30" table:formula="of:=[.G19]*2" office:value-type="currency" office:currency="GHC" office:value="6" calcext:value-type="currency">
            <text:p>₵6.00</text:p>
          </table:table-cell>
          <table:table-cell table:style-name="ce30" table:formula="of:=[.H19]*12" office:value-type="currency" office:currency="GHC" office:value="72" calcext:value-type="currency">
            <text:p>₵72.00</text:p>
          </table:table-cell>
          <table:table-cell table:style-name="ce51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style-name="ce30" table:formula="of:=[.G20]*2" office:value-type="currency" office:currency="GHC" office:value="13" calcext:value-type="currency">
            <text:p>₵13.00</text:p>
          </table:table-cell>
          <table:table-cell table:style-name="ce30" table:formula="of:=[.H20]*12" office:value-type="currency" office:currency="GHC" office:value="156" calcext:value-type="currency">
            <text:p>₵156.00</text:p>
          </table:table-cell>
          <table:table-cell table:style-name="ce51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style-name="ce30" table:formula="of:=[.G21]*2" office:value-type="currency" office:currency="GHC" office:value="7.5" calcext:value-type="currency">
            <text:p>₵7.50</text:p>
          </table:table-cell>
          <table:table-cell table:style-name="ce30" table:formula="of:=[.H21]*12" office:value-type="currency" office:currency="GHC" office:value="90" calcext:value-type="currency">
            <text:p>₵90.00</text:p>
          </table:table-cell>
          <table:table-cell table:style-name="ce51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style-name="ce30" table:formula="of:=[.G22]*2" office:value-type="currency" office:currency="GHC" office:value="11.4" calcext:value-type="currency">
            <text:p>₵11.40</text:p>
          </table:table-cell>
          <table:table-cell table:style-name="ce30" table:formula="of:=[.H22]*12" office:value-type="currency" office:currency="GHC" office:value="136.8" calcext:value-type="currency">
            <text:p>₵136.80</text:p>
          </table:table-cell>
          <table:table-cell table:style-name="ce51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style-name="ce30" table:formula="of:=[.G23]*2" office:value-type="currency" office:currency="GHC" office:value="12.6" calcext:value-type="currency">
            <text:p>₵12.60</text:p>
          </table:table-cell>
          <table:table-cell table:style-name="ce30" table:formula="of:=[.H23]*12" office:value-type="currency" office:currency="GHC" office:value="151.2" calcext:value-type="currency">
            <text:p>₵151.20</text:p>
          </table:table-cell>
          <table:table-cell table:style-name="ce51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style-name="ce30" table:formula="of:=[.G24]*2" office:value-type="currency" office:currency="GHC" office:value="19" calcext:value-type="currency">
            <text:p>₵19.00</text:p>
          </table:table-cell>
          <table:table-cell table:style-name="ce30" table:formula="of:=[.H24]*12" office:value-type="currency" office:currency="GHC" office:value="228" calcext:value-type="currency">
            <text:p>₵228.00</text:p>
          </table:table-cell>
          <table:table-cell table:style-name="ce51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Narrow gauge</text:p>
          </table:table-cell>
          <table:table-cell table:style-name="ce31" table:number-columns-repeated="6"/>
          <table:table-cell table:style-name="ce12" table:number-columns-repeated="2"/>
          <table:table-cell table:style-name="ce50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style-name="ce30" table:formula="of:=[.G26]*2" office:value-type="currency" office:currency="GHC" office:value="6.4" calcext:value-type="currency">
            <text:p>₵6.40</text:p>
          </table:table-cell>
          <table:table-cell table:style-name="ce30" table:formula="of:=[.H26]*12" office:value-type="currency" office:currency="GHC" office:value="76.8" calcext:value-type="currency">
            <text:p>₵76.80</text:p>
          </table:table-cell>
          <table:table-cell table:style-name="ce51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style-name="ce30" table:formula="of:=[.G27]*2" office:value-type="currency" office:currency="GHC" office:value="4.5" calcext:value-type="currency">
            <text:p>₵4.50</text:p>
          </table:table-cell>
          <table:table-cell table:style-name="ce30" table:formula="of:=[.H27]*12" office:value-type="currency" office:currency="GHC" office:value="54" calcext:value-type="currency">
            <text:p>₵54.00</text:p>
          </table:table-cell>
          <table:table-cell table:style-name="ce51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style-name="ce30" table:formula="of:=[.G28]*2" office:value-type="currency" office:currency="GHC" office:value="4.7" calcext:value-type="currency">
            <text:p>₵4.70</text:p>
          </table:table-cell>
          <table:table-cell table:style-name="ce30" table:formula="of:=[.H28]*12" office:value-type="currency" office:currency="GHC" office:value="56.4" calcext:value-type="currency">
            <text:p>₵56.40</text:p>
          </table:table-cell>
          <table:table-cell table:style-name="ce51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style-name="ce30" table:formula="of:=[.G29]*2" office:value-type="currency" office:currency="GHC" office:value="3.3" calcext:value-type="currency">
            <text:p>₵3.30</text:p>
          </table:table-cell>
          <table:table-cell table:style-name="ce30" table:formula="of:=[.H29]*12" office:value-type="currency" office:currency="GHC" office:value="39.6" calcext:value-type="currency">
            <text:p>₵39.60</text:p>
          </table:table-cell>
          <table:table-cell table:style-name="ce51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style-name="ce30" table:formula="of:=[.G30]*2" office:value-type="currency" office:currency="GHC" office:value="3" calcext:value-type="currency">
            <text:p>₵3.00</text:p>
          </table:table-cell>
          <table:table-cell table:style-name="ce30" table:formula="of:=[.H30]*12" office:value-type="currency" office:currency="GHC" office:value="36" calcext:value-type="currency">
            <text:p>₵36.00</text:p>
          </table:table-cell>
          <table:table-cell table:style-name="ce51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ram</text:p>
          </table:table-cell>
          <table:table-cell table:style-name="ce31" table:number-columns-repeated="6"/>
          <table:table-cell table:style-name="ce12" table:number-columns-repeated="2"/>
          <table:table-cell table:style-name="ce50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style-name="ce30" table:formula="of:=[.G32]*2" office:value-type="currency" office:currency="GHC" office:value="10" calcext:value-type="currency">
            <text:p>₵10.00</text:p>
          </table:table-cell>
          <table:table-cell table:style-name="ce30" table:formula="of:=[.H32]*12" office:value-type="currency" office:currency="GHC" office:value="120" calcext:value-type="currency">
            <text:p>₵120.00</text:p>
          </table:table-cell>
          <table:table-cell table:style-name="ce51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style-name="ce30" table:formula="of:=[.G33]*2" office:value-type="currency" office:currency="GHC" office:value="9" calcext:value-type="currency">
            <text:p>₵9.00</text:p>
          </table:table-cell>
          <table:table-cell table:style-name="ce30" table:formula="of:=[.H33]*12" office:value-type="currency" office:currency="GHC" office:value="108" calcext:value-type="currency">
            <text:p>₵108.00</text:p>
          </table:table-cell>
          <table:table-cell table:style-name="ce51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style-name="ce30" table:formula="of:=[.G34]*2" office:value-type="currency" office:currency="GHC" office:value="10.5" calcext:value-type="currency">
            <text:p>₵10.50</text:p>
          </table:table-cell>
          <table:table-cell table:style-name="ce30" table:formula="of:=[.H34]*12" office:value-type="currency" office:currency="GHC" office:value="126" calcext:value-type="currency">
            <text:p>₵126.00</text:p>
          </table:table-cell>
          <table:table-cell table:style-name="ce51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style-name="ce30" table:formula="of:=[.G35]*2" office:value-type="currency" office:currency="GHC" office:value="9.7" calcext:value-type="currency">
            <text:p>₵9.70</text:p>
          </table:table-cell>
          <table:table-cell table:style-name="ce30" table:formula="of:=[.H35]*12" office:value-type="currency" office:currency="GHC" office:value="116.4" calcext:value-type="currency">
            <text:p>₵116.40</text:p>
          </table:table-cell>
          <table:table-cell table:style-name="ce51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30" table:formula="of:=[.G36]*2" office:value-type="currency" office:currency="GHC" office:value="12" calcext:value-type="currency">
            <text:p>₵12.00</text:p>
          </table:table-cell>
          <table:table-cell table:style-name="ce30" table:formula="of:=[.H36]*12" office:value-type="currency" office:currency="GHC" office:value="144" calcext:value-type="currency">
            <text:p>₵144.00</text:p>
          </table:table-cell>
          <table:table-cell table:style-name="ce51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style-name="ce30" table:formula="of:=[.G37]*2" office:value-type="currency" office:currency="GHC" office:value="14" calcext:value-type="currency">
            <text:p>₵14.00</text:p>
          </table:table-cell>
          <table:table-cell table:style-name="ce30" table:formula="of:=[.H37]*12" office:value-type="currency" office:currency="GHC" office:value="168" calcext:value-type="currency">
            <text:p>₵168.00</text:p>
          </table:table-cell>
          <table:table-cell table:style-name="ce51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30" table:formula="of:=[.G38]*2" office:value-type="currency" office:currency="GHC" office:value="12" calcext:value-type="currency">
            <text:p>₵12.00</text:p>
          </table:table-cell>
          <table:table-cell table:style-name="ce30" table:formula="of:=[.H38]*12" office:value-type="currency" office:currency="GHC" office:value="144" calcext:value-type="currency">
            <text:p>₵144.00</text:p>
          </table:table-cell>
          <table:table-cell table:style-name="ce51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Road</text:p>
          </table:table-cell>
          <table:table-cell table:style-name="ce31" table:number-columns-repeated="6"/>
          <table:table-cell table:style-name="ce12" table:number-columns-repeated="2"/>
          <table:table-cell table:style-name="ce50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style-name="ce30" table:formula="of:=[.G40]*2" office:value-type="currency" office:currency="GHC" office:value="0.16" calcext:value-type="currency">
            <text:p>₵0.16</text:p>
          </table:table-cell>
          <table:table-cell table:style-name="ce30" table:formula="of:=[.H40]*12" office:value-type="currency" office:currency="GHC" office:value="1.92" calcext:value-type="currency">
            <text:p>₵1.92</text:p>
          </table:table-cell>
          <table:table-cell table:style-name="ce51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style-name="ce30" table:formula="of:=[.G41]*2" office:value-type="currency" office:currency="GHC" office:value="0.32" calcext:value-type="currency">
            <text:p>₵0.32</text:p>
          </table:table-cell>
          <table:table-cell table:style-name="ce30" table:formula="of:=[.H41]*12" office:value-type="currency" office:currency="GHC" office:value="3.84" calcext:value-type="currency">
            <text:p>₵3.84</text:p>
          </table:table-cell>
          <table:table-cell table:style-name="ce51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style-name="ce30" table:formula="of:=[.G42]*2" office:value-type="currency" office:currency="GHC" office:value="2.4" calcext:value-type="currency">
            <text:p>₵2.40</text:p>
          </table:table-cell>
          <table:table-cell table:style-name="ce30" table:formula="of:=[.H42]*12" office:value-type="currency" office:currency="GHC" office:value="28.8" calcext:value-type="currency">
            <text:p>₵28.80</text:p>
          </table:table-cell>
          <table:table-cell table:style-name="ce51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style-name="ce30" table:formula="of:=[.G43]*2" office:value-type="currency" office:currency="GHC" office:value="1.4" calcext:value-type="currency">
            <text:p>₵1.40</text:p>
          </table:table-cell>
          <table:table-cell table:style-name="ce30" table:formula="of:=[.H43]*12" office:value-type="currency" office:currency="GHC" office:value="16.8" calcext:value-type="currency">
            <text:p>₵16.80</text:p>
          </table:table-cell>
          <table:table-cell table:style-name="ce51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style-name="ce30" table:formula="of:=[.G44]*2" office:value-type="currency" office:currency="GHC" office:value="5" calcext:value-type="currency">
            <text:p>₵5.00</text:p>
          </table:table-cell>
          <table:table-cell table:style-name="ce30" table:formula="of:=[.H44]*12" office:value-type="currency" office:currency="GHC" office:value="60" calcext:value-type="currency">
            <text:p>₵60.00</text:p>
          </table:table-cell>
          <table:table-cell table:style-name="ce51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style-name="ce30" table:formula="of:=[.G45]*2" office:value-type="currency" office:currency="GHC" office:value="7" calcext:value-type="currency">
            <text:p>₵7.00</text:p>
          </table:table-cell>
          <table:table-cell table:style-name="ce30" table:formula="of:=[.H45]*12" office:value-type="currency" office:currency="GHC" office:value="84" calcext:value-type="currency">
            <text:p>₵84.00</text:p>
          </table:table-cell>
          <table:table-cell table:style-name="ce51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style-name="ce30" table:formula="of:=[.G46]*2" office:value-type="currency" office:currency="GHC" office:value="8" calcext:value-type="currency">
            <text:p>₵8.00</text:p>
          </table:table-cell>
          <table:table-cell table:style-name="ce30" table:formula="of:=[.H46]*12" office:value-type="currency" office:currency="GHC" office:value="96" calcext:value-type="currency">
            <text:p>₵96.00</text:p>
          </table:table-cell>
          <table:table-cell table:style-name="ce51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style-name="ce30" table:formula="of:=[.G47]*2" office:value-type="currency" office:currency="GHC" office:value="3.5" calcext:value-type="currency">
            <text:p>₵3.50</text:p>
          </table:table-cell>
          <table:table-cell table:style-name="ce30" table:formula="of:=[.H47]*12" office:value-type="currency" office:currency="GHC" office:value="42" calcext:value-type="currency">
            <text:p>₵42.00</text:p>
          </table:table-cell>
          <table:table-cell table:style-name="ce51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style-name="ce30" table:formula="of:=[.G48]*2" office:value-type="currency" office:currency="GHC" office:value="6.3" calcext:value-type="currency">
            <text:p>₵6.30</text:p>
          </table:table-cell>
          <table:table-cell table:style-name="ce30" table:formula="of:=[.H48]*12" office:value-type="currency" office:currency="GHC" office:value="75.6" calcext:value-type="currency">
            <text:p>₵75.60</text:p>
          </table:table-cell>
          <table:table-cell table:style-name="ce51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style-name="ce30" table:formula="of:=[.G49]*2" office:value-type="currency" office:currency="GHC" office:value="6.3" calcext:value-type="currency">
            <text:p>₵6.30</text:p>
          </table:table-cell>
          <table:table-cell table:style-name="ce30" table:formula="of:=[.H49]*12" office:value-type="currency" office:currency="GHC" office:value="75.6" calcext:value-type="currency">
            <text:p>₵75.60</text:p>
          </table:table-cell>
          <table:table-cell table:style-name="ce51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style-name="ce30" table:formula="of:=[.G50]*2" office:value-type="currency" office:currency="GHC" office:value="6.3" calcext:value-type="currency">
            <text:p>₵6.30</text:p>
          </table:table-cell>
          <table:table-cell table:style-name="ce30" table:formula="of:=[.H50]*12" office:value-type="currency" office:currency="GHC" office:value="75.6" calcext:value-type="currency">
            <text:p>₵75.60</text:p>
          </table:table-cell>
          <table:table-cell table:style-name="ce51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style-name="ce30" table:formula="of:=[.G51]*2" office:value-type="currency" office:currency="GHC" office:value="8.5" calcext:value-type="currency">
            <text:p>₵8.50</text:p>
          </table:table-cell>
          <table:table-cell table:style-name="ce30" table:formula="of:=[.H51]*12" office:value-type="currency" office:currency="GHC" office:value="102" calcext:value-type="currency">
            <text:p>₵102.00</text:p>
          </table:table-cell>
          <table:table-cell table:style-name="ce51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style-name="ce30" table:formula="of:=[.G52]*2" office:value-type="currency" office:currency="GHC" office:value="8.5" calcext:value-type="currency">
            <text:p>₵8.50</text:p>
          </table:table-cell>
          <table:table-cell table:style-name="ce30" table:formula="of:=[.H52]*12" office:value-type="currency" office:currency="GHC" office:value="102" calcext:value-type="currency">
            <text:p>₵102.00</text:p>
          </table:table-cell>
          <table:table-cell table:style-name="ce51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style-name="ce30" table:formula="of:=[.G53]*2" office:value-type="currency" office:currency="GHC" office:value="8.5" calcext:value-type="currency">
            <text:p>₵8.50</text:p>
          </table:table-cell>
          <table:table-cell table:style-name="ce30" table:formula="of:=[.H53]*12" office:value-type="currency" office:currency="GHC" office:value="102" calcext:value-type="currency">
            <text:p>₵102.00</text:p>
          </table:table-cell>
          <table:table-cell table:style-name="ce51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style-name="ce30" table:formula="of:=[.G54]*2" office:value-type="currency" office:currency="GHC" office:value="12.5" calcext:value-type="currency">
            <text:p>₵12.50</text:p>
          </table:table-cell>
          <table:table-cell table:style-name="ce30" table:formula="of:=[.H54]*12" office:value-type="currency" office:currency="GHC" office:value="150" calcext:value-type="currency">
            <text:p>₵150.00</text:p>
          </table:table-cell>
          <table:table-cell table:style-name="ce51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Canal</text:p>
          </table:table-cell>
          <table:table-cell table:style-name="ce31" table:number-columns-repeated="6"/>
          <table:table-cell table:style-name="ce12" table:number-columns-repeated="2"/>
          <table:table-cell table:style-name="ce50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style-name="ce30" table:formula="of:=[.G56]*2" office:value-type="currency" office:currency="GHC" office:value="1.5" calcext:value-type="currency">
            <text:p>₵1.50</text:p>
          </table:table-cell>
          <table:table-cell table:style-name="ce30" table:formula="of:=[.H56]*12" office:value-type="currency" office:currency="GHC" office:value="18" calcext:value-type="currency">
            <text:p>₵18.00</text:p>
          </table:table-cell>
          <table:table-cell table:style-name="ce51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style-name="ce30" table:formula="of:=[.G57]*2" office:value-type="currency" office:currency="GHC" office:value="2" calcext:value-type="currency">
            <text:p>₵2.00</text:p>
          </table:table-cell>
          <table:table-cell table:style-name="ce30" table:formula="of:=[.H57]*12" office:value-type="currency" office:currency="GHC" office:value="24" calcext:value-type="currency">
            <text:p>₵24.00</text:p>
          </table:table-cell>
          <table:table-cell table:style-name="ce51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style-name="ce30" table:formula="of:=[.G58]*2" office:value-type="currency" office:currency="GHC" office:value="4" calcext:value-type="currency">
            <text:p>₵4.00</text:p>
          </table:table-cell>
          <table:table-cell table:style-name="ce30" table:formula="of:=[.H58]*12" office:value-type="currency" office:currency="GHC" office:value="48" calcext:value-type="currency">
            <text:p>₵48.00</text:p>
          </table:table-cell>
          <table:table-cell table:style-name="ce51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style-name="ce30" table:formula="of:=[.G59]*2" office:value-type="currency" office:currency="GHC" office:value="3" calcext:value-type="currency">
            <text:p>₵3.00</text:p>
          </table:table-cell>
          <table:table-cell table:style-name="ce30" table:formula="of:=[.H59]*12" office:value-type="currency" office:currency="GHC" office:value="36" calcext:value-type="currency">
            <text:p>₵36.00</text:p>
          </table:table-cell>
          <table:table-cell table:style-name="ce51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style-name="ce30" table:formula="of:=[.G60]*2" office:value-type="currency" office:currency="GHC" office:value="5" calcext:value-type="currency">
            <text:p>₵5.00</text:p>
          </table:table-cell>
          <table:table-cell table:style-name="ce30" table:formula="of:=[.H60]*12" office:value-type="currency" office:currency="GHC" office:value="60" calcext:value-type="currency">
            <text:p>₵60.00</text:p>
          </table:table-cell>
          <table:table-cell table:style-name="ce51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style-name="ce30" table:formula="of:=[.G61]*2" office:value-type="currency" office:currency="GHC" office:value="3.8" calcext:value-type="currency">
            <text:p>₵3.80</text:p>
          </table:table-cell>
          <table:table-cell table:style-name="ce30" table:formula="of:=[.H61]*12" office:value-type="currency" office:currency="GHC" office:value="45.6" calcext:value-type="currency">
            <text:p>₵45.60</text:p>
          </table:table-cell>
          <table:table-cell table:style-name="ce51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style-name="ce30" table:formula="of:=[.G62]*2" office:value-type="currency" office:currency="GHC" office:value="5" calcext:value-type="currency">
            <text:p>₵5.00</text:p>
          </table:table-cell>
          <table:table-cell table:style-name="ce30" table:formula="of:=[.H62]*12" office:value-type="currency" office:currency="GHC" office:value="60" calcext:value-type="currency">
            <text:p>₵60.00</text:p>
          </table:table-cell>
          <table:table-cell table:style-name="ce51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style-name="ce30" table:formula="of:=[.G63]*2" office:value-type="currency" office:currency="GHC" office:value="6" calcext:value-type="currency">
            <text:p>₵6.00</text:p>
          </table:table-cell>
          <table:table-cell table:style-name="ce30" table:formula="of:=[.H63]*12" office:value-type="currency" office:currency="GHC" office:value="72" calcext:value-type="currency">
            <text:p>₵72.00</text:p>
          </table:table-cell>
          <table:table-cell table:style-name="ce51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Maglev</text:p>
          </table:table-cell>
          <table:table-cell table:style-name="ce47" table:number-columns-repeated="6"/>
          <table:table-cell table:style-name="ce3" table:number-columns-repeated="2"/>
          <table:table-cell table:style-name="ce52"/>
          <table:table-cell table:style-name="ce58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style-name="ce30" table:formula="of:=[.G67]*2" office:value-type="currency" office:currency="GHC" office:value="46.5" calcext:value-type="currency">
            <text:p>₵46.50</text:p>
          </table:table-cell>
          <table:table-cell table:style-name="ce30" table:formula="of:=[.H65]*12" office:value-type="currency" office:currency="GHC" office:value="558" calcext:value-type="currency">
            <text:p>₵558.00</text:p>
          </table:table-cell>
          <table:table-cell table:style-name="ce51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style-name="ce30" table:formula="of:=[.G66]*2" office:value-type="currency" office:currency="GHC" office:value="36" calcext:value-type="currency">
            <text:p>₵36.00</text:p>
          </table:table-cell>
          <table:table-cell table:style-name="ce30" table:formula="of:=[.H66]*12" office:value-type="currency" office:currency="GHC" office:value="432" calcext:value-type="currency">
            <text:p>₵432.00</text:p>
          </table:table-cell>
          <table:table-cell table:style-name="ce51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style-name="ce30" table:formula="of:=[.G67]*2" office:value-type="currency" office:currency="GHC" office:value="46.5" calcext:value-type="currency">
            <text:p>₵46.50</text:p>
          </table:table-cell>
          <table:table-cell table:style-name="ce30" table:formula="of:=[.H67]*12" office:value-type="currency" office:currency="GHC" office:value="558" calcext:value-type="currency">
            <text:p>₵558.00</text:p>
          </table:table-cell>
          <table:table-cell table:style-name="ce51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style-name="ce30" table:formula="of:=[.G68]*2" office:value-type="currency" office:currency="GHC" office:value="60" calcext:value-type="currency">
            <text:p>₵60.00</text:p>
          </table:table-cell>
          <table:table-cell table:style-name="ce30" table:formula="of:=[.H68]*12" office:value-type="currency" office:currency="GHC" office:value="720" calcext:value-type="currency">
            <text:p>₵720.00</text:p>
          </table:table-cell>
          <table:table-cell table:style-name="ce51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Air</text:p>
          </table:table-cell>
          <table:table-cell table:style-name="ce31" table:number-columns-repeated="8"/>
          <table:table-cell table:style-name="ce53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table:style-name="ce4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style-name="ce30" table:formula="of:=[.G70]*2" office:value-type="currency" office:currency="GHC" office:value="39" calcext:value-type="currency">
            <text:p>₵39.00</text:p>
          </table:table-cell>
          <table:table-cell table:style-name="ce30" table:formula="of:=[.H70]*12" office:value-type="currency" office:currency="GHC" office:value="468" calcext:value-type="currency">
            <text:p>₵468.00</text:p>
          </table:table-cell>
          <table:table-cell table:style-name="ce51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style-name="ce30" table:formula="of:=[.G71]*2" office:value-type="currency" office:currency="GHC" office:value="16" calcext:value-type="currency">
            <text:p>₵16.00</text:p>
          </table:table-cell>
          <table:table-cell table:style-name="ce30" table:formula="of:=[.H71]*12" office:value-type="currency" office:currency="GHC" office:value="192" calcext:value-type="currency">
            <text:p>₵192.00</text:p>
          </table:table-cell>
          <table:table-cell table:style-name="ce51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style-name="ce30" table:formula="of:=[.G72]*2" office:value-type="currency" office:currency="GHC" office:value="21.26" calcext:value-type="currency">
            <text:p>₵21.26</text:p>
          </table:table-cell>
          <table:table-cell table:style-name="ce30" table:formula="of:=[.H72]*12" office:value-type="currency" office:currency="GHC" office:value="255.12" calcext:value-type="currency">
            <text:p>₵255.12</text:p>
          </table:table-cell>
          <table:table-cell table:style-name="ce51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style-name="ce30" table:formula="of:=[.G73]*2" office:value-type="currency" office:currency="GHC" office:value="12.76" calcext:value-type="currency">
            <text:p>₵12.76</text:p>
          </table:table-cell>
          <table:table-cell table:style-name="ce30" table:formula="of:=[.H73]*12" office:value-type="currency" office:currency="GHC" office:value="153.12" calcext:value-type="currency">
            <text:p>₵153.12</text:p>
          </table:table-cell>
          <table:table-cell table:style-name="ce51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style-name="ce30" table:formula="of:=[.G74]*2" office:value-type="currency" office:currency="GHC" office:value="0.66" calcext:value-type="currency">
            <text:p>₵0.66</text:p>
          </table:table-cell>
          <table:table-cell table:style-name="ce30" table:formula="of:=[.H74]*12" office:value-type="currency" office:currency="GHC" office:value="7.92" calcext:value-type="currency">
            <text:p>₵7.92</text:p>
          </table:table-cell>
          <table:table-cell table:style-name="ce51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style-name="ce30" table:formula="of:=[.G75]*2" office:value-type="currency" office:currency="GHC" office:value="1.1" calcext:value-type="currency">
            <text:p>₵1.10</text:p>
          </table:table-cell>
          <table:table-cell table:style-name="ce30" table:formula="of:=[.H75]*12" office:value-type="currency" office:currency="GHC" office:value="13.2" calcext:value-type="currency">
            <text:p>₵13.20</text:p>
          </table:table-cell>
          <table:table-cell table:style-name="ce51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style-name="ce30" table:formula="of:=[.G76]*2" office:value-type="currency" office:currency="GHC" office:value="0.3" calcext:value-type="currency">
            <text:p>₵0.30</text:p>
          </table:table-cell>
          <table:table-cell table:style-name="ce30" table:formula="of:=[.H76]*12" office:value-type="currency" office:currency="GHC" office:value="3.6" calcext:value-type="currency">
            <text:p>₵3.60</text:p>
          </table:table-cell>
          <table:table-cell table:style-name="ce51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style-name="ce30" table:formula="of:=[.G77]*2" office:value-type="currency" office:currency="GHC" office:value="0.5" calcext:value-type="currency">
            <text:p>₵0.50</text:p>
          </table:table-cell>
          <table:table-cell table:style-name="ce30" table:formula="of:=[.H77]*12" office:value-type="currency" office:currency="GHC" office:value="6" calcext:value-type="currency">
            <text:p>₵6.00</text:p>
          </table:table-cell>
          <table:table-cell table:style-name="ce51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Tunnels</text:p>
          </table:table-cell>
          <table:table-cell table:style-name="ce31" table:number-columns-repeated="6"/>
          <table:table-cell table:style-name="ce12" table:number-columns-repeated="2"/>
          <table:table-cell table:style-name="ce50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style-name="ce30" table:formula="of:=[.G79]*2" office:value-type="currency" office:currency="GHC" office:value="60" calcext:value-type="currency">
            <text:p>₵60.00</text:p>
          </table:table-cell>
          <table:table-cell table:style-name="ce30" table:formula="of:=[.H79]*12" office:value-type="currency" office:currency="GHC" office:value="720" calcext:value-type="currency">
            <text:p>₵720.00</text:p>
          </table:table-cell>
          <table:table-cell table:style-name="ce51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style-name="ce30" table:formula="of:=[.G80]*2" office:value-type="currency" office:currency="GHC" office:value="88" calcext:value-type="currency">
            <text:p>₵88.00</text:p>
          </table:table-cell>
          <table:table-cell table:style-name="ce30" table:formula="of:=[.H80]*12" office:value-type="currency" office:currency="GHC" office:value="1056" calcext:value-type="currency">
            <text:p>₵1,056.00</text:p>
          </table:table-cell>
          <table:table-cell table:style-name="ce51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style-name="ce30" table:formula="of:=[.G81]*2" office:value-type="currency" office:currency="GHC" office:value="105" calcext:value-type="currency">
            <text:p>₵105.00</text:p>
          </table:table-cell>
          <table:table-cell table:style-name="ce30" table:formula="of:=[.H81]*12" office:value-type="currency" office:currency="GHC" office:value="1260" calcext:value-type="currency">
            <text:p>₵1,260.00</text:p>
          </table:table-cell>
          <table:table-cell table:style-name="ce51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style-name="ce30" table:formula="of:=[.G82]*2" office:value-type="currency" office:currency="GHC" office:value="80" calcext:value-type="currency">
            <text:p>₵80.00</text:p>
          </table:table-cell>
          <table:table-cell table:style-name="ce30" table:formula="of:=[.H82]*12" office:value-type="currency" office:currency="GHC" office:value="960" calcext:value-type="currency">
            <text:p>₵960.00</text:p>
          </table:table-cell>
          <table:table-cell table:style-name="ce51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style-name="ce30" table:formula="of:=[.G83]*2" office:value-type="currency" office:currency="GHC" office:value="50" calcext:value-type="currency">
            <text:p>₵50.00</text:p>
          </table:table-cell>
          <table:table-cell table:style-name="ce30" table:formula="of:=[.H83]*12" office:value-type="currency" office:currency="GHC" office:value="600" calcext:value-type="currency">
            <text:p>₵600.00</text:p>
          </table:table-cell>
          <table:table-cell table:style-name="ce51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style-name="ce30" table:formula="of:=[.G84]*2" office:value-type="currency" office:currency="GHC" office:value="100" calcext:value-type="currency">
            <text:p>₵100.00</text:p>
          </table:table-cell>
          <table:table-cell table:style-name="ce30" table:formula="of:=[.H84]*12" office:value-type="currency" office:currency="GHC" office:value="1200" calcext:value-type="currency">
            <text:p>₵1,200.00</text:p>
          </table:table-cell>
          <table:table-cell table:style-name="ce51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style-name="ce30" table:formula="of:=[.G85]*2" office:value-type="currency" office:currency="GHC" office:value="140" calcext:value-type="currency">
            <text:p>₵140.00</text:p>
          </table:table-cell>
          <table:table-cell table:style-name="ce30" table:formula="of:=[.H85]*12" office:value-type="currency" office:currency="GHC" office:value="1680" calcext:value-type="currency">
            <text:p>₵1,680.00</text:p>
          </table:table-cell>
          <table:table-cell table:style-name="ce51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style-name="ce30" table:formula="of:=[.G86]*2" office:value-type="currency" office:currency="GHC" office:value="50" calcext:value-type="currency">
            <text:p>₵50.00</text:p>
          </table:table-cell>
          <table:table-cell table:style-name="ce30" table:formula="of:=[.H86]*12" office:value-type="currency" office:currency="GHC" office:value="600" calcext:value-type="currency">
            <text:p>₵600.00</text:p>
          </table:table-cell>
          <table:table-cell table:style-name="ce51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style-name="ce30" table:formula="of:=[.G87]*2" office:value-type="currency" office:currency="GHC" office:value="53.5" calcext:value-type="currency">
            <text:p>₵53.50</text:p>
          </table:table-cell>
          <table:table-cell table:style-name="ce30" table:formula="of:=[.H87]*12" office:value-type="currency" office:currency="GHC" office:value="642" calcext:value-type="currency">
            <text:p>₵642.00</text:p>
          </table:table-cell>
          <table:table-cell table:style-name="ce51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style-name="ce30" table:formula="of:=[.G88]*2" office:value-type="currency" office:currency="GHC" office:value="32" calcext:value-type="currency">
            <text:p>₵32.00</text:p>
          </table:table-cell>
          <table:table-cell table:style-name="ce30" table:formula="of:=[.H88]*12" office:value-type="currency" office:currency="GHC" office:value="384" calcext:value-type="currency">
            <text:p>₵384.00</text:p>
          </table:table-cell>
          <table:table-cell table:style-name="ce51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style-name="ce30" table:formula="of:=[.G89]*2" office:value-type="currency" office:currency="GHC" office:value="19.2" calcext:value-type="currency">
            <text:p>₵19.20</text:p>
          </table:table-cell>
          <table:table-cell table:style-name="ce30" table:formula="of:=[.H89]*12" office:value-type="currency" office:currency="GHC" office:value="230.4" calcext:value-type="currency">
            <text:p>₵230.40</text:p>
          </table:table-cell>
          <table:table-cell table:style-name="ce51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style-name="ce30" table:formula="of:=[.G90]*2" office:value-type="currency" office:currency="GHC" office:value="20" calcext:value-type="currency">
            <text:p>₵20.00</text:p>
          </table:table-cell>
          <table:table-cell table:style-name="ce30" table:formula="of:=[.H90]*12" office:value-type="currency" office:currency="GHC" office:value="240" calcext:value-type="currency">
            <text:p>₵240.00</text:p>
          </table:table-cell>
          <table:table-cell table:style-name="ce51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style-name="ce30" table:formula="of:=[.G91]*2" office:value-type="currency" office:currency="GHC" office:value="32" calcext:value-type="currency">
            <text:p>₵32.00</text:p>
          </table:table-cell>
          <table:table-cell table:style-name="ce30" table:formula="of:=[.H91]*12" office:value-type="currency" office:currency="GHC" office:value="384" calcext:value-type="currency">
            <text:p>₵384.00</text:p>
          </table:table-cell>
          <table:table-cell table:style-name="ce51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style-name="ce30" table:formula="of:=[.G92]*2" office:value-type="currency" office:currency="GHC" office:value="30" calcext:value-type="currency">
            <text:p>₵30.00</text:p>
          </table:table-cell>
          <table:table-cell table:style-name="ce30" table:formula="of:=[.H92]*12" office:value-type="currency" office:currency="GHC" office:value="360" calcext:value-type="currency">
            <text:p>₵360.00</text:p>
          </table:table-cell>
          <table:table-cell table:style-name="ce51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style-name="ce30" table:formula="of:=[.G93]*2" office:value-type="currency" office:currency="GHC" office:value="180" calcext:value-type="currency">
            <text:p>₵180.00</text:p>
          </table:table-cell>
          <table:table-cell table:style-name="ce30" table:formula="of:=[.H93]*12" office:value-type="currency" office:currency="GHC" office:value="2160" calcext:value-type="currency">
            <text:p>₵2,160.00</text:p>
          </table:table-cell>
          <table:table-cell table:style-name="ce51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style-name="ce30" table:formula="of:=[.G94]*2" office:value-type="currency" office:currency="GHC" office:value="98" calcext:value-type="currency">
            <text:p>₵98.00</text:p>
          </table:table-cell>
          <table:table-cell table:style-name="ce30" table:formula="of:=[.H94]*12" office:value-type="currency" office:currency="GHC" office:value="1176" calcext:value-type="currency">
            <text:p>₵1,176.00</text:p>
          </table:table-cell>
          <table:table-cell table:style-name="ce51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style-name="ce30" table:formula="of:=[.G95]*2" office:value-type="currency" office:currency="GHC" office:value="55" calcext:value-type="currency">
            <text:p>₵55.00</text:p>
          </table:table-cell>
          <table:table-cell table:style-name="ce30" table:formula="of:=[.H95]*12" office:value-type="currency" office:currency="GHC" office:value="660" calcext:value-type="currency">
            <text:p>₵660.00</text:p>
          </table:table-cell>
          <table:table-cell table:style-name="ce51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style-name="ce30" table:formula="of:=[.G96]*2" office:value-type="currency" office:currency="GHC" office:value="40" calcext:value-type="currency">
            <text:p>₵40.00</text:p>
          </table:table-cell>
          <table:table-cell table:style-name="ce30" table:formula="of:=[.H96]*12" office:value-type="currency" office:currency="GHC" office:value="480" calcext:value-type="currency">
            <text:p>₵480.00</text:p>
          </table:table-cell>
          <table:table-cell table:style-name="ce51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Bridges/elevated ways</text:p>
          </table:table-cell>
          <table:table-cell table:style-name="ce31" table:number-columns-repeated="6"/>
          <table:table-cell table:style-name="ce12" table:number-columns-repeated="2"/>
          <table:table-cell table:style-name="ce50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style-name="ce30" table:formula="of:=[.G98]*2" office:value-type="currency" office:currency="GHC" office:value="2" calcext:value-type="currency">
            <text:p>₵2.00</text:p>
          </table:table-cell>
          <table:table-cell table:style-name="ce30" table:formula="of:=[.H98]*12" office:value-type="currency" office:currency="GHC" office:value="24" calcext:value-type="currency">
            <text:p>₵24.00</text:p>
          </table:table-cell>
          <table:table-cell table:style-name="ce51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style-name="ce30" table:formula="of:=[.G99]*2" office:value-type="currency" office:currency="GHC" office:value="6" calcext:value-type="currency">
            <text:p>₵6.00</text:p>
          </table:table-cell>
          <table:table-cell table:style-name="ce30" table:formula="of:=[.H99]*12" office:value-type="currency" office:currency="GHC" office:value="72" calcext:value-type="currency">
            <text:p>₵72.00</text:p>
          </table:table-cell>
          <table:table-cell table:style-name="ce51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style-name="ce30" table:formula="of:=[.G100]*2" office:value-type="currency" office:currency="GHC" office:value="20" calcext:value-type="currency">
            <text:p>₵20.00</text:p>
          </table:table-cell>
          <table:table-cell table:style-name="ce30" table:formula="of:=[.H100]*12" office:value-type="currency" office:currency="GHC" office:value="240" calcext:value-type="currency">
            <text:p>₵240.00</text:p>
          </table:table-cell>
          <table:table-cell table:style-name="ce51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style-name="ce30" table:formula="of:=[.G101]*2" office:value-type="currency" office:currency="GHC" office:value="26.26" calcext:value-type="currency">
            <text:p>₵26.26</text:p>
          </table:table-cell>
          <table:table-cell table:style-name="ce30" table:formula="of:=[.H101]*12" office:value-type="currency" office:currency="GHC" office:value="315.12" calcext:value-type="currency">
            <text:p>₵315.12</text:p>
          </table:table-cell>
          <table:table-cell table:style-name="ce51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style-name="ce30" table:formula="of:=[.G102]*2" office:value-type="currency" office:currency="GHC" office:value="19.5" calcext:value-type="currency">
            <text:p>₵19.50</text:p>
          </table:table-cell>
          <table:table-cell table:style-name="ce30" table:formula="of:=[.H102]*12" office:value-type="currency" office:currency="GHC" office:value="234" calcext:value-type="currency">
            <text:p>₵234.00</text:p>
          </table:table-cell>
          <table:table-cell table:style-name="ce51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style-name="ce30" table:formula="of:=[.G103]*2" office:value-type="currency" office:currency="GHC" office:value="15" calcext:value-type="currency">
            <text:p>₵15.00</text:p>
          </table:table-cell>
          <table:table-cell table:style-name="ce30" table:formula="of:=[.H103]*12" office:value-type="currency" office:currency="GHC" office:value="180" calcext:value-type="currency">
            <text:p>₵180.00</text:p>
          </table:table-cell>
          <table:table-cell table:style-name="ce51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style-name="ce30" table:formula="of:=[.G104]*2" office:value-type="currency" office:currency="GHC" office:value="36" calcext:value-type="currency">
            <text:p>₵36.00</text:p>
          </table:table-cell>
          <table:table-cell table:style-name="ce30" table:formula="of:=[.H104]*12" office:value-type="currency" office:currency="GHC" office:value="432" calcext:value-type="currency">
            <text:p>₵432.00</text:p>
          </table:table-cell>
          <table:table-cell table:style-name="ce51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style-name="ce30" table:formula="of:=[.G105]*2" office:value-type="currency" office:currency="GHC" office:value="29.7" calcext:value-type="currency">
            <text:p>₵29.70</text:p>
          </table:table-cell>
          <table:table-cell table:style-name="ce30" table:formula="of:=[.H105]*12" office:value-type="currency" office:currency="GHC" office:value="356.4" calcext:value-type="currency">
            <text:p>₵356.40</text:p>
          </table:table-cell>
          <table:table-cell table:style-name="ce51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30" table:formula="of:=[.G106]*2" office:value-type="currency" office:currency="GHC" office:value="12" calcext:value-type="currency">
            <text:p>₵12.00</text:p>
          </table:table-cell>
          <table:table-cell table:style-name="ce30" table:formula="of:=[.H106]*12" office:value-type="currency" office:currency="GHC" office:value="144" calcext:value-type="currency">
            <text:p>₵144.00</text:p>
          </table:table-cell>
          <table:table-cell table:style-name="ce51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style-name="ce30" table:formula="of:=[.G107]*2" office:value-type="currency" office:currency="GHC" office:value="9.5" calcext:value-type="currency">
            <text:p>₵9.50</text:p>
          </table:table-cell>
          <table:table-cell table:style-name="ce30" table:formula="of:=[.H107]*12" office:value-type="currency" office:currency="GHC" office:value="114" calcext:value-type="currency">
            <text:p>₵114.00</text:p>
          </table:table-cell>
          <table:table-cell table:style-name="ce51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style-name="ce30" table:formula="of:=[.G108]*2" office:value-type="currency" office:currency="GHC" office:value="12" calcext:value-type="currency">
            <text:p>₵12.00</text:p>
          </table:table-cell>
          <table:table-cell table:style-name="ce30" table:formula="of:=[.H108]*12" office:value-type="currency" office:currency="GHC" office:value="144" calcext:value-type="currency">
            <text:p>₵144.00</text:p>
          </table:table-cell>
          <table:table-cell table:style-name="ce51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style-name="ce30" table:formula="of:=[.G109]*2" office:value-type="currency" office:currency="GHC" office:value="21" calcext:value-type="currency">
            <text:p>₵21.00</text:p>
          </table:table-cell>
          <table:table-cell table:style-name="ce30" table:formula="of:=[.H109]*12" office:value-type="currency" office:currency="GHC" office:value="252" calcext:value-type="currency">
            <text:p>₵252.00</text:p>
          </table:table-cell>
          <table:table-cell table:style-name="ce51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style-name="ce30" table:formula="of:=[.G110]*2" office:value-type="currency" office:currency="GHC" office:value="15.6" calcext:value-type="currency">
            <text:p>₵15.60</text:p>
          </table:table-cell>
          <table:table-cell table:style-name="ce30" table:formula="of:=[.H110]*12" office:value-type="currency" office:currency="GHC" office:value="187.2" calcext:value-type="currency">
            <text:p>₵187.20</text:p>
          </table:table-cell>
          <table:table-cell table:style-name="ce51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style-name="ce30" table:formula="of:=[.G111]*2" office:value-type="currency" office:currency="GHC" office:value="64" calcext:value-type="currency">
            <text:p>₵64.00</text:p>
          </table:table-cell>
          <table:table-cell table:style-name="ce30" table:formula="of:=[.H111]*12" office:value-type="currency" office:currency="GHC" office:value="768" calcext:value-type="currency">
            <text:p>₵768.00</text:p>
          </table:table-cell>
          <table:table-cell table:style-name="ce51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style-name="ce30" table:formula="of:=[.G112]*2" office:value-type="currency" office:currency="GHC" office:value="60" calcext:value-type="currency">
            <text:p>₵60.00</text:p>
          </table:table-cell>
          <table:table-cell table:style-name="ce30" table:formula="of:=[.H112]*12" office:value-type="currency" office:currency="GHC" office:value="720" calcext:value-type="currency">
            <text:p>₵720.00</text:p>
          </table:table-cell>
          <table:table-cell table:style-name="ce51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style-name="ce30" table:formula="of:=[.G113]*2" office:value-type="currency" office:currency="GHC" office:value="60" calcext:value-type="currency">
            <text:p>₵60.00</text:p>
          </table:table-cell>
          <table:table-cell table:style-name="ce30" table:formula="of:=[.H113]*12" office:value-type="currency" office:currency="GHC" office:value="720" calcext:value-type="currency">
            <text:p>₵720.00</text:p>
          </table:table-cell>
          <table:table-cell table:style-name="ce51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style-name="ce30" table:formula="of:=[.G114]*2" office:value-type="currency" office:currency="GHC" office:value="45" calcext:value-type="currency">
            <text:p>₵45.00</text:p>
          </table:table-cell>
          <table:table-cell table:style-name="ce30" table:formula="of:=[.H114]*12" office:value-type="currency" office:currency="GHC" office:value="540" calcext:value-type="currency">
            <text:p>₵540.00</text:p>
          </table:table-cell>
          <table:table-cell table:style-name="ce51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style-name="ce30" table:formula="of:=[.G115]*2" office:value-type="currency" office:currency="GHC" office:value="70" calcext:value-type="currency">
            <text:p>₵70.00</text:p>
          </table:table-cell>
          <table:table-cell table:style-name="ce30" table:formula="of:=[.H115]*12" office:value-type="currency" office:currency="GHC" office:value="840" calcext:value-type="currency">
            <text:p>₵840.00</text:p>
          </table:table-cell>
          <table:table-cell table:style-name="ce51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style-name="ce30" table:formula="of:=[.G116]*2" office:value-type="currency" office:currency="GHC" office:value="80" calcext:value-type="currency">
            <text:p>₵80.00</text:p>
          </table:table-cell>
          <table:table-cell table:style-name="ce30" table:formula="of:=[.H116]*12" office:value-type="currency" office:currency="GHC" office:value="960" calcext:value-type="currency">
            <text:p>₵960.00</text:p>
          </table:table-cell>
          <table:table-cell table:style-name="ce51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style-name="ce30" table:formula="of:=[.G117]*2" office:value-type="currency" office:currency="GHC" office:value="36" calcext:value-type="currency">
            <text:p>₵36.00</text:p>
          </table:table-cell>
          <table:table-cell table:style-name="ce30" table:formula="of:=[.H117]*12" office:value-type="currency" office:currency="GHC" office:value="432" calcext:value-type="currency">
            <text:p>₵432.00</text:p>
          </table:table-cell>
          <table:table-cell table:style-name="ce51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style-name="ce30" table:formula="of:=[.G118]*2" office:value-type="currency" office:currency="GHC" office:value="25" calcext:value-type="currency">
            <text:p>₵25.00</text:p>
          </table:table-cell>
          <table:table-cell table:style-name="ce30" table:formula="of:=[.H118]*12" office:value-type="currency" office:currency="GHC" office:value="300" calcext:value-type="currency">
            <text:p>₵300.00</text:p>
          </table:table-cell>
          <table:table-cell table:style-name="ce51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style-name="ce30" table:formula="of:=[.G119]*2" office:value-type="currency" office:currency="GHC" office:value="36" calcext:value-type="currency">
            <text:p>₵36.00</text:p>
          </table:table-cell>
          <table:table-cell table:style-name="ce30" table:formula="of:=[.H119]*12" office:value-type="currency" office:currency="GHC" office:value="432" calcext:value-type="currency">
            <text:p>₵432.00</text:p>
          </table:table-cell>
          <table:table-cell table:style-name="ce51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style-name="ce30" table:formula="of:=[.G120]*2" office:value-type="currency" office:currency="GHC" office:value="30" calcext:value-type="currency">
            <text:p>₵30.00</text:p>
          </table:table-cell>
          <table:table-cell table:style-name="ce30" table:formula="of:=[.H120]*12" office:value-type="currency" office:currency="GHC" office:value="360" calcext:value-type="currency">
            <text:p>₵360.00</text:p>
          </table:table-cell>
          <table:table-cell table:style-name="ce51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style-name="ce30" table:formula="of:=[.G121]*2" office:value-type="currency" office:currency="GHC" office:value="7" calcext:value-type="currency">
            <text:p>₵7.00</text:p>
          </table:table-cell>
          <table:table-cell table:style-name="ce30" table:formula="of:=[.H121]*12" office:value-type="currency" office:currency="GHC" office:value="84" calcext:value-type="currency">
            <text:p>₵84.00</text:p>
          </table:table-cell>
          <table:table-cell table:style-name="ce51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style-name="ce30" table:formula="of:=[.G122]*2" office:value-type="currency" office:currency="GHC" office:value="15" calcext:value-type="currency">
            <text:p>₵15.00</text:p>
          </table:table-cell>
          <table:table-cell table:style-name="ce30" table:formula="of:=[.H122]*12" office:value-type="currency" office:currency="GHC" office:value="180" calcext:value-type="currency">
            <text:p>₵180.00</text:p>
          </table:table-cell>
          <table:table-cell table:style-name="ce51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style-name="ce30" table:formula="of:=[.G123]*2" office:value-type="currency" office:currency="GHC" office:value="18" calcext:value-type="currency">
            <text:p>₵18.00</text:p>
          </table:table-cell>
          <table:table-cell table:style-name="ce30" table:formula="of:=[.H123]*12" office:value-type="currency" office:currency="GHC" office:value="216" calcext:value-type="currency">
            <text:p>₵216.00</text:p>
          </table:table-cell>
          <table:table-cell table:style-name="ce51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style-name="ce30" table:formula="of:=[.G124]*2" office:value-type="currency" office:currency="GHC" office:value="23.4" calcext:value-type="currency">
            <text:p>₵23.40</text:p>
          </table:table-cell>
          <table:table-cell table:style-name="ce30" table:formula="of:=[.H124]*12" office:value-type="currency" office:currency="GHC" office:value="280.8" calcext:value-type="currency">
            <text:p>₵280.80</text:p>
          </table:table-cell>
          <table:table-cell table:style-name="ce51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style-name="ce30" table:formula="of:=[.G125]*2" office:value-type="currency" office:currency="GHC" office:value="31.5" calcext:value-type="currency">
            <text:p>₵31.50</text:p>
          </table:table-cell>
          <table:table-cell table:style-name="ce30" table:formula="of:=[.H125]*12" office:value-type="currency" office:currency="GHC" office:value="378" calcext:value-type="currency">
            <text:p>₵378.00</text:p>
          </table:table-cell>
          <table:table-cell table:style-name="ce51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style-name="ce30" table:formula="of:=[.G126]*2" office:value-type="currency" office:currency="GHC" office:value="40" calcext:value-type="currency">
            <text:p>₵40.00</text:p>
          </table:table-cell>
          <table:table-cell table:style-name="ce30" table:formula="of:=[.H126]*12" office:value-type="currency" office:currency="GHC" office:value="480" calcext:value-type="currency">
            <text:p>₵480.00</text:p>
          </table:table-cell>
          <table:table-cell table:style-name="ce51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style-name="ce30" table:formula="of:=[.G127]*2" office:value-type="currency" office:currency="GHC" office:value="40" calcext:value-type="currency">
            <text:p>₵40.00</text:p>
          </table:table-cell>
          <table:table-cell table:style-name="ce30" table:formula="of:=[.H127]*12" office:value-type="currency" office:currency="GHC" office:value="480" calcext:value-type="currency">
            <text:p>₵480.00</text:p>
          </table:table-cell>
          <table:table-cell table:style-name="ce51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style-name="ce30" table:formula="of:=[.G128]*2" office:value-type="currency" office:currency="GHC" office:value="30" calcext:value-type="currency">
            <text:p>₵30.00</text:p>
          </table:table-cell>
          <table:table-cell table:style-name="ce30" table:formula="of:=[.H128]*12" office:value-type="currency" office:currency="GHC" office:value="360" calcext:value-type="currency">
            <text:p>₵360.00</text:p>
          </table:table-cell>
          <table:table-cell table:style-name="ce51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style-name="ce30" table:formula="of:=[.G129]*2" office:value-type="currency" office:currency="GHC" office:value="8" calcext:value-type="currency">
            <text:p>₵8.00</text:p>
          </table:table-cell>
          <table:table-cell table:style-name="ce30" table:formula="of:=[.H129]*12" office:value-type="currency" office:currency="GHC" office:value="96" calcext:value-type="currency">
            <text:p>₵96.00</text:p>
          </table:table-cell>
          <table:table-cell table:style-name="ce51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style-name="ce30" table:formula="of:=[.G130]*2" office:value-type="currency" office:currency="GHC" office:value="4" calcext:value-type="currency">
            <text:p>₵4.00</text:p>
          </table:table-cell>
          <table:table-cell table:style-name="ce30" table:formula="of:=[.H130]*12" office:value-type="currency" office:currency="GHC" office:value="48" calcext:value-type="currency">
            <text:p>₵48.00</text:p>
          </table:table-cell>
          <table:table-cell table:style-name="ce51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style-name="ce30" table:formula="of:=[.G131]*2" office:value-type="currency" office:currency="GHC" office:value="24" calcext:value-type="currency">
            <text:p>₵24.00</text:p>
          </table:table-cell>
          <table:table-cell table:style-name="ce30" table:formula="of:=[.H131]*12" office:value-type="currency" office:currency="GHC" office:value="288" calcext:value-type="currency">
            <text:p>₵288.00</text:p>
          </table:table-cell>
          <table:table-cell table:style-name="ce51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style-name="ce30" table:formula="of:=[.G132]*2" office:value-type="currency" office:currency="GHC" office:value="33.5" calcext:value-type="currency">
            <text:p>₵33.50</text:p>
          </table:table-cell>
          <table:table-cell table:style-name="ce30" table:formula="of:=[.H132]*12" office:value-type="currency" office:currency="GHC" office:value="402" calcext:value-type="currency">
            <text:p>₵402.00</text:p>
          </table:table-cell>
          <table:table-cell table:style-name="ce51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style-name="ce30" table:formula="of:=[.G133]*2" office:value-type="currency" office:currency="GHC" office:value="30" calcext:value-type="currency">
            <text:p>₵30.00</text:p>
          </table:table-cell>
          <table:table-cell table:style-name="ce30" table:formula="of:=[.H133]*12" office:value-type="currency" office:currency="GHC" office:value="360" calcext:value-type="currency">
            <text:p>₵360.00</text:p>
          </table:table-cell>
          <table:table-cell table:style-name="ce51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style-name="ce30" table:formula="of:=[.G134]*2" office:value-type="currency" office:currency="GHC" office:value="6.4" calcext:value-type="currency">
            <text:p>₵6.40</text:p>
          </table:table-cell>
          <table:table-cell table:style-name="ce30" table:formula="of:=[.H134]*12" office:value-type="currency" office:currency="GHC" office:value="76.8" calcext:value-type="currency">
            <text:p>₵76.80</text:p>
          </table:table-cell>
          <table:table-cell table:style-name="ce51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style-name="ce30" table:formula="of:=[.G135]*2" office:value-type="currency" office:currency="GHC" office:value="20" calcext:value-type="currency">
            <text:p>₵20.00</text:p>
          </table:table-cell>
          <table:table-cell table:style-name="ce30" table:formula="of:=[.H135]*12" office:value-type="currency" office:currency="GHC" office:value="240" calcext:value-type="currency">
            <text:p>₵240.00</text:p>
          </table:table-cell>
          <table:table-cell table:style-name="ce51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style-name="ce30" table:formula="of:=[.G136]*2" office:value-type="currency" office:currency="GHC" office:value="3.5" calcext:value-type="currency">
            <text:p>₵3.50</text:p>
          </table:table-cell>
          <table:table-cell table:style-name="ce30" table:formula="of:=[.H136]*12" office:value-type="currency" office:currency="GHC" office:value="42" calcext:value-type="currency">
            <text:p>₵42.00</text:p>
          </table:table-cell>
          <table:table-cell table:style-name="ce51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style-name="ce30" table:formula="of:=[.G137]*2" office:value-type="currency" office:currency="GHC" office:value="24" calcext:value-type="currency">
            <text:p>₵24.00</text:p>
          </table:table-cell>
          <table:table-cell table:style-name="ce30" table:formula="of:=[.H137]*12" office:value-type="currency" office:currency="GHC" office:value="288" calcext:value-type="currency">
            <text:p>₵288.00</text:p>
          </table:table-cell>
          <table:table-cell table:style-name="ce51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style-name="ce30" table:formula="of:=[.G138]*2" office:value-type="currency" office:currency="GHC" office:value="25" calcext:value-type="currency">
            <text:p>₵25.00</text:p>
          </table:table-cell>
          <table:table-cell table:style-name="ce30" table:formula="of:=[.H138]*12" office:value-type="currency" office:currency="GHC" office:value="300" calcext:value-type="currency">
            <text:p>₵300.00</text:p>
          </table:table-cell>
          <table:table-cell table:style-name="ce51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3" office:value-type="string" calcext:value-type="string">
            <text:p>Electrification</text:p>
          </table:table-cell>
          <table:table-cell table:style-name="ce31" table:number-columns-repeated="6"/>
          <table:table-cell table:style-name="ce12" table:number-columns-repeated="2"/>
          <table:table-cell table:style-name="ce50"/>
          <table:table-cell table:style-name="ce56" table:number-columns-repeated="4"/>
          <table:table-cell table:style-name="ce12" table:number-columns-repeated="1010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style-name="ce30" table:formula="of:=[.G140]*2" office:value-type="currency" office:currency="GHC" office:value="16" calcext:value-type="currency">
            <text:p>₵16.00</text:p>
          </table:table-cell>
          <table:table-cell table:style-name="ce30" table:formula="of:=[.H140]*12" office:value-type="currency" office:currency="GHC" office:value="192" calcext:value-type="currency">
            <text:p>₵192.00</text:p>
          </table:table-cell>
          <table:table-cell table:style-name="ce51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style-name="ce30" table:formula="of:=[.G141]*2" office:value-type="currency" office:currency="GHC" office:value="8" calcext:value-type="currency">
            <text:p>₵8.00</text:p>
          </table:table-cell>
          <table:table-cell table:style-name="ce30" table:formula="of:=[.H141]*12" office:value-type="currency" office:currency="GHC" office:value="96" calcext:value-type="currency">
            <text:p>₵96.00</text:p>
          </table:table-cell>
          <table:table-cell table:style-name="ce51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style-name="ce30" table:formula="of:=[.G142]*2" office:value-type="currency" office:currency="GHC" office:value="10" calcext:value-type="currency">
            <text:p>₵10.00</text:p>
          </table:table-cell>
          <table:table-cell table:style-name="ce30" table:formula="of:=[.H142]*12" office:value-type="currency" office:currency="GHC" office:value="120" calcext:value-type="currency">
            <text:p>₵120.00</text:p>
          </table:table-cell>
          <table:table-cell table:style-name="ce51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style-name="ce30" table:formula="of:=[.G143]*2" office:value-type="currency" office:currency="GHC" office:value="7" calcext:value-type="currency">
            <text:p>₵7.00</text:p>
          </table:table-cell>
          <table:table-cell table:style-name="ce30" table:formula="of:=[.H143]*12" office:value-type="currency" office:currency="GHC" office:value="84" calcext:value-type="currency">
            <text:p>₵84.00</text:p>
          </table:table-cell>
          <table:table-cell table:style-name="ce51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style-name="ce30" table:formula="of:=[.G144]*2" office:value-type="currency" office:currency="GHC" office:value="11" calcext:value-type="currency">
            <text:p>₵11.00</text:p>
          </table:table-cell>
          <table:table-cell table:style-name="ce30" table:formula="of:=[.H144]*12" office:value-type="currency" office:currency="GHC" office:value="132" calcext:value-type="currency">
            <text:p>₵132.00</text:p>
          </table:table-cell>
          <table:table-cell table:style-name="ce51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style-name="ce30" table:formula="of:=[.G145]*2" office:value-type="currency" office:currency="GHC" office:value="11" calcext:value-type="currency">
            <text:p>₵11.00</text:p>
          </table:table-cell>
          <table:table-cell table:style-name="ce30" table:formula="of:=[.H145]*12" office:value-type="currency" office:currency="GHC" office:value="132" calcext:value-type="currency">
            <text:p>₵132.00</text:p>
          </table:table-cell>
          <table:table-cell table:style-name="ce51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style-name="ce30" table:formula="of:=[.G146]*2" office:value-type="currency" office:currency="GHC" office:value="11.4" calcext:value-type="currency">
            <text:p>₵11.40</text:p>
          </table:table-cell>
          <table:table-cell table:style-name="ce30" table:formula="of:=[.H146]*12" office:value-type="currency" office:currency="GHC" office:value="136.8" calcext:value-type="currency">
            <text:p>₵136.80</text:p>
          </table:table-cell>
          <table:table-cell table:style-name="ce51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(in-game conversion)" table:style-name="ta1">
        <table:table-column table:style-name="co11" table:default-cell-style-name="Default"/>
        <table:table-row table:style-name="ro2">
          <table:table-cell/>
        </table:table-row>
      </table:table>
      <table:table table:name="Currency conversion" table:style-name="ta1">
        <table:table-column table:style-name="co30" table:default-cell-style-name="Default"/>
        <table:table-column table:style-name="co11" table:number-columns-repeated="2" table:default-cell-style-name="Default"/>
        <table:table-column table:style-name="co11" table:default-cell-style-name="ce7"/>
        <table:table-column table:style-name="co8" table:default-cell-style-name="ce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number-columns-repeated="1015" table:default-cell-style-name="Default"/>
        <table:table-row table:style-name="ro1">
          <table:table-cell table:style-name="ce60"/>
          <table:table-cell table:style-name="ce2" office:value-type="string" calcext:value-type="string">
            <text:p>SimuCents (.dat file)</text:p>
          </table:table-cell>
          <table:table-cell table:style-name="ce2" office:value-type="string" calcext:value-type="string">
            <text:p>SimuCents (in game)</text:p>
          </table:table-cell>
          <table:table-cell table:style-name="ce6" office:value-type="string" calcext:value-type="string">
            <text:p>GBP (1900) (real)</text:p>
          </table:table-cell>
          <table:table-cell table:style-name="ce6" office:value-type="string" calcext:value-type="string">
            <text:p>GBP (1900) (in game)</text:p>
          </table:table-cell>
          <table:table-cell table:style-name="ce42" office:value-type="string" calcext:value-type="string">
            <text:p>Conversion ratio (GBP to SimuCents revenue)</text:p>
          </table:table-cell>
          <table:table-cell table:style-name="ce42" office:value-type="string" calcext:value-type="string">
            <text:p>Conversion ratio (SimuCents revenue to GBP)</text:p>
          </table:table-cell>
          <table:table-cell table:style-name="ce42" office:value-type="string" calcext:value-type="string">
            <text:p>Conversion ratio (GBP to SimuCents capital or annualised)</text:p>
          </table:table-cell>
          <table:table-cell table:style-name="ce42" office:value-type="string" calcext:value-type="string">
            <text:p>Conversion ratio (SimuCents capital or annualised to GBP)</text:p>
          </table:table-cell>
          <table:table-cell table:style-name="ce60" table:number-columns-repeated="1015"/>
        </table:table-row>
        <table:table-row table:style-name="ro2">
          <table:table-cell table:style-name="ce41" office:value-type="string" calcext:value-type="string">
            <text:p>Short timescale</text:p>
          </table:table-cell>
          <table:table-cell table:style-name="ce30" office:value-type="currency" office:currency="GHC" office:value="0.8" calcext:value-type="currency">
            <text:p>₵0.80</text:p>
          </table:table-cell>
          <table:table-cell table:style-name="ce30" table:formula="of:=([.B2]/3)/1.1" office:value-type="currency" office:currency="GHC" office:value="0.242424242424242" calcext:value-type="currency">
            <office:annotation draw:style-name="gr1" draw:text-style-name="P2" svg:width="2.899cm" svg:height="2.176cm" svg:x="7.9cm" svg:y="0cm" draw:caption-point-x="-0.61cm" draw:caption-point-y="0.851cm">
              <dc:creator>JEP</dc:creator>
              <dc:date>2022-01-06T00:00:00</dc:date>
              <text:p text:style-name="P1">Divide by 1.1 because the 0.80 figure is for the second fare stage</text:p>
            </office:annotation>
            <text:p>₵0.24</text:p>
          </table:table-cell>
          <table:table-cell table:style-name="ce62" table:formula="of:=1/240" office:value-type="currency" office:currency="GBP" office:value="0.00416666666666667" calcext:value-type="currency">
            <text:p>£0.00417</text:p>
          </table:table-cell>
          <table:table-cell table:style-name="ce62" office:value-type="string" calcext:value-type="string">
            <text:p>n/a</text:p>
          </table:table-cell>
          <table:table-cell table:style-name="ce63" table:formula="of:=[.C2]/[.D2]" office:value-type="float" office:value="58.1818181818182" calcext:value-type="float">
            <text:p>58.182</text:p>
          </table:table-cell>
          <table:table-cell table:style-name="ce63" table:formula="of:=[.D2]/[.C2]" office:value-type="float" office:value="0.0171875" calcext:value-type="float">
            <text:p>0.017</text:p>
          </table:table-cell>
          <table:table-cell table:style-name="ce63" table:number-columns-repeated="2"/>
          <table:table-cell table:number-columns-repeated="1015"/>
        </table:table-row>
        <table:table-row table:style-name="ro2">
          <table:table-cell table:style-name="ce41" office:value-type="string" calcext:value-type="string">
            <text:p>Long timescale</text:p>
          </table:table-cell>
          <table:table-cell table:style-name="ce30" table:formula="of:=[.B2]*[$'Capital to maintenance ratio'.$F$4]" office:value-type="currency" office:currency="GHC" office:value="0.0105136348702223" calcext:value-type="currency">
            <text:p>₵0.01</text:p>
          </table:table-cell>
          <table:table-cell table:style-name="ce61" table:formula="of:=[.C2]*[$'Capital to maintenance ratio'.$F$4]" office:value-type="currency" office:currency="GHC" office:value="0.00318594996067343" calcext:value-type="currency">
            <text:p>₵0.0032</text:p>
          </table:table-cell>
          <table:table-cell table:style-name="ce62" table:formula="of:=[.B3]*[.$G$2]" office:value-type="currency" office:currency="GBP" office:value="0.000180703099331946" calcext:value-type="currency">
            <text:p>£0.00018</text:p>
          </table:table-cell>
          <table:table-cell table:style-name="ce62" table:formula="of:=[.C3]*[.$G$2]" office:value-type="currency" office:currency="GBP" office:value="0.0000547585149490746" calcext:value-type="currency">
            <text:p>£0.00005</text:p>
          </table:table-cell>
          <table:table-cell table:style-name="ce63" table:number-columns-repeated="2"/>
          <table:table-cell table:style-name="ce63" table:formula="of:=[.C3]/[.D2]" office:value-type="float" office:value="0.764627990561623" calcext:value-type="float">
            <text:p>0.765</text:p>
          </table:table-cell>
          <table:table-cell table:style-name="ce63" table:formula="of:=[.D2]/[.C3]" office:value-type="float" office:value="1.30782552083333" calcext:value-type="float">
            <text:p>1.308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s and profits (real)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39" table:default-cell-style-name="ce30"/>
        <table:table-column table:style-name="co40" table:number-columns-repeated="2" table:default-cell-style-name="ce11"/>
        <table:table-column table:style-name="co41" table:default-cell-style-name="ce30"/>
        <table:table-column table:style-name="co11" table:default-cell-style-name="Default"/>
        <table:table-column table:style-name="co11" table:default-cell-style-name="ce11"/>
        <table:table-column table:style-name="co42" table:default-cell-style-name="Default"/>
        <table:table-column table:style-name="co11" table:number-columns-repeated="1012" table:default-cell-style-name="Default"/>
        <table:table-row table:style-name="ro1"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Passengers carried</text:p>
          </table:table-cell>
          <table:table-cell table:style-name="ce2" office:value-type="string" calcext:value-type="string">
            <text:p>Passengers carried (Simutrans equiv.)</text:p>
          </table:table-cell>
          <table:table-cell table:style-name="ce2" office:value-type="string" calcext:value-type="string">
            <text:p>Revenue per passenger (1900)</text:p>
          </table:table-cell>
          <table:table-cell table:style-name="ce29" office:value-type="string" calcext:value-type="string">
            <text:p>Revenue per passenger (Simutrans)</text:p>
          </table:table-cell>
          <table:table-cell table:style-name="ce10" office:value-type="string" calcext:value-type="string">
            <text:p>Revenue</text:p>
          </table:table-cell>
          <table:table-cell table:style-name="ce10" office:value-type="string" calcext:value-type="string">
            <text:p>Adjusted to 1900</text:p>
          </table:table-cell>
          <table:table-cell table:style-name="ce29" office:value-type="string" calcext:value-type="string">
            <text:p>Adjusted to SimuCents</text:p>
          </table:table-cell>
          <table:table-cell table:style-name="ce2" office:value-type="string" calcext:value-type="string">
            <text:p>Cost</text:p>
          </table:table-cell>
          <table:table-cell table:style-name="ce10" office:value-type="string" calcext:value-type="string">
            <text:p>Adjusted to 1900</text:p>
          </table:table-cell>
          <table:table-cell table:style-name="ce2" office:value-type="string" calcext:value-type="string">
            <text:p>Adjusted to SimuCents</text:p>
          </table:table-cell>
          <table:table-cell table:style-name="ce60"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4" office:value-type="float" office:value="445047" calcext:value-type="float">
            <text:p>445,047</text:p>
          </table:table-cell>
          <table:table-cell table:style-name="ce64" table:formula="of:=[.C2]*[$'Capital to maintenance ratio'.F4]" office:value-type="float" office:value="5848.82707260979" calcext:value-type="float">
            <text:p>5,849</text:p>
          </table:table-cell>
          <table:table-cell table:style-name="ce11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F2]" office:value-type="currency" office:currency="GHC" office:value="17.1805445676116" calcext:value-type="currency">
            <text:p>₵17.18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H$3]" office:value-type="currency" office:currency="GHC" office:value="100486.034189226" calcext:value-type="currency">
            <text:p>₵100,486.03</text:p>
          </table:table-cell>
          <table:table-cell table:style-name="ce11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0" table:formula="of:=[.K2]*[$'Currency conversion'.$H$3]" office:value-type="currency" office:currency="GHC" office:value="54601.2284226561" calcext:value-type="currency">
            <text:p>₵54,601.2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H$3]" office:value-type="currency" office:currency="GHC" office:value="204628.748817714" calcext:value-type="currency">
            <text:p>₵204,628.75</text:p>
          </table:table-cell>
          <table:table-cell table:style-name="ce11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0" table:formula="of:=[.K3]*[$'Currency conversion'.$H$3]" office:value-type="currency" office:currency="GHC" office:value="91340.8081560319" calcext:value-type="currency">
            <text:p>₵91,340.81</text:p>
          </table:table-cell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3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n" number:country="GH">₵</number:currency-symbol>
      <number:number number:decimal-places="4" loext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H">₵</number:currency-symbol>
      <number:number number:decimal-places="4" loext:min-decimal-places="4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6T11:56:19.491807986</dc:date>
    <dc:creator>James Petts</dc:creator>
    <meta:editing-duration>PT19H12M38S</meta:editing-duration>
    <meta:editing-cycles>434</meta:editing-cycles>
    <meta:document-statistic meta:table-count="7" meta:cell-count="2353" meta:object-count="0"/>
  </office:meta>
</office:document-meta>
</file>